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Pictures/20000007000011180000266272DF6A152180D46C.svm" manifest:media-type=""/>
  <manifest:file-entry manifest:full-path="Pictures/2000000700001050000011952734137C967E276A.svm" manifest:media-type=""/>
  <manifest:file-entry manifest:full-path="Pictures/20000007000009AC0000033A336371184F71CA60.svm" manifest:media-type=""/>
  <manifest:file-entry manifest:full-path="Pictures/2000000700000C68000003D0CD34451144393396.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Courier New2" svg:font-family="'Courier New'"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1c6fc6"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center"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Arial"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text-properties style:use-window-font-color="true" style:font-name="Courier New" fo:font-size="10pt" style:font-size-asian="10pt" style:font-size-complex="10pt"/>
    </style:style>
    <style:style style:name="P11" style:family="paragraph" style:parent-style-name="Standard">
      <style:paragraph-properties style:text-autospace="none"/>
      <style:text-properties style:use-window-font-color="true" style:font-name="Courier New" fo:font-size="10pt" style:font-size-asian="10pt" style:font-size-complex="10pt"/>
    </style:style>
    <style:style style:name="P12" style:family="paragraph" style:parent-style-name="Standard">
      <style:paragraph-properties fo:text-align="start" style:justify-single-word="false"/>
      <style:text-properties style:use-window-font-color="true" style:font-name="Courier New" fo:font-size="10pt" style:font-size-asian="10pt" style:font-size-complex="10pt"/>
    </style:style>
    <style:style style:name="P13"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4"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15" style:family="paragraph" style:parent-style-name="Standard">
      <style:text-properties style:use-window-font-color="true" style:text-outline="false" style:text-line-through-style="none" style:text-line-through-type="none" style:font-name="Arial"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16" style:family="paragraph" style:parent-style-name="Standard">
      <style:text-properties style:use-window-font-color="true" style:text-outline="false" style:text-line-through-style="none" style:text-line-through-typ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7"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text-properties style:text-position="0% 100%" style:font-name="Arial"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Standard">
      <style:paragraph-properties fo:text-align="start" style:justify-single-word="false"/>
      <style:text-properties style:text-position="0% 100%" style:font-name="Arial" fo:font-size="10pt" fo:font-style="normal" fo:font-weight="bold" style:font-size-asian="10pt" style:font-style-asian="normal" style:font-weight-asian="bold" style:font-size-complex="10pt" style:font-style-complex="normal" style:font-weight-complex="bold"/>
    </style:style>
    <style:style style:name="P23" style:family="paragraph" style:parent-style-name="Standard">
      <style:paragraph-properties fo:text-align="start" style:justify-single-word="false"/>
      <style:text-properties style:text-position="0% 100%" style:font-name="Arial" fo:font-size="16pt" fo:font-style="normal" fo:font-weight="bold"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style:text-position="0% 100%" style:font-name="Courier New"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center" style:justify-single-word="false"/>
      <style:text-properties style:text-position="0% 100%" style:font-name="Courier New"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33% 80%"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8"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Standard">
      <style:paragraph-properties fo:break-before="page"/>
      <style:text-properties style:use-window-font-color="true" style:text-outline="false" style:text-line-through-style="none" style:text-line-through-type="none" style:font-name="Arial"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30" style:family="paragraph" style:parent-style-name="Standard">
      <style:paragraph-properties fo:text-align="start" style:justify-single-word="false" fo:break-before="page"/>
      <style:text-properties style:text-position="0% 100%" style:font-name="Arial"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start" style:justify-single-word="false"/>
      <style:text-properties style:font-name="Courier New" fo:font-size="10pt" style:font-size-asian="10pt" style:font-size-complex="10pt"/>
    </style:style>
    <style:style style:name="P33" style:family="paragraph" style:parent-style-name="Table_20_Contents">
      <style:text-properties style:font-name="Courier New" fo:font-size="10pt" style:font-name-asian="Courier New1" style:font-size-asian="10pt" style:font-name-complex="Courier New1" style:font-size-complex="10pt"/>
    </style:style>
    <style:style style:name="P34" style:family="paragraph" style:parent-style-name="Table_20_Contents">
      <style:text-properties style:font-name="Courier New" fo:font-size="10pt" fo:font-weight="bold" style:font-size-asian="10pt" style:font-weight-asian="bold" style:font-size-complex="10pt" style:font-weight-complex="bold"/>
    </style:style>
    <style:style style:name="P35" style:family="paragraph" style:parent-style-name="Table_20_Contents">
      <style:text-properties style:font-name="Courier New" fo:font-size="10pt" fo:font-weight="normal" style:font-size-asian="10pt" style:font-weight-asian="normal" style:font-size-complex="10pt" style:font-weight-complex="normal"/>
    </style:style>
    <style:style style:name="P36" style:family="paragraph" style:parent-style-name="Table_20_Contents">
      <style:text-properties style:use-window-font-color="true" style:text-outline="false" style:text-line-through-style="none" style:text-line-through-type="none" style:font-name="Courier New"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7" style:family="paragraph" style:parent-style-name="Table_20_Contents">
      <style:text-properties style:use-window-font-color="true" style:text-outline="false" style:text-line-through-style="none" style:text-line-through-type="none" style:font-name="Courier New"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38" style:family="paragraph" style:parent-style-name="Table_20_Contents">
      <style:text-properties style:use-window-font-color="true" style:text-outline="false" style:text-line-through-style="none" style:text-line-through-typ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9" style:family="paragraph" style:parent-style-name="Table_20_Contents">
      <style:text-properties style:use-window-font-color="true" style:text-outline="false" style:text-line-through-style="none" style:text-line-through-type="none" style:font-name="Courier New1"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40" style:family="paragraph" style:parent-style-name="Table_20_Contents">
      <style:text-properties style:font-name="Arial" fo:font-size="10pt" style:font-size-asian="10pt" style:font-size-complex="10pt"/>
    </style:style>
    <style:style style:name="P41" style:family="paragraph" style:parent-style-name="Table_20_Contents">
      <style:paragraph-properties fo:text-align="start" style:justify-single-word="false"/>
      <style:text-properties style:font-name="Arial" fo:font-size="10pt" style:font-size-asian="10pt" style:font-size-complex="10pt"/>
    </style:style>
    <style:style style:name="P42"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43"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44"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1"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45" style:family="paragraph" style:parent-style-name="Table_20_Contents">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46" style:family="paragraph" style:parent-style-name="Text_20_body">
      <style:text-properties style:font-name="Arial" fo:font-size="10pt" style:font-size-asian="10pt" style:font-size-complex="10pt"/>
    </style:style>
    <style:style style:name="P47" style:family="paragraph" style:parent-style-name="Text_20_body" style:list-style-name="L3">
      <style:paragraph-properties fo:text-align="start" style:justify-single-word="false"/>
    </style:style>
    <style:style style:name="P48" style:family="paragraph" style:parent-style-name="Text_20_body" style:list-style-name="L3">
      <style:paragraph-properties fo:text-align="start" style:justify-single-word="false"/>
      <style:text-properties style:font-name="Arial" fo:font-size="10pt" style:font-size-asian="10pt" style:font-size-complex="10pt"/>
    </style:style>
    <style:style style:name="P49" style:family="paragraph" style:parent-style-name="Text_20_body" style:list-style-name="L3">
      <style:paragraph-properties fo:text-align="center" style:justify-single-word="false"/>
      <style:text-properties style:font-name="Arial" fo:font-size="10pt" style:font-size-asian="10pt" style:font-size-complex="10pt"/>
    </style:style>
    <style:style style:name="P50" style:family="paragraph" style:parent-style-name="Text_20_body" style:list-style-name="L3">
      <style:text-properties style:font-name="Arial" fo:font-size="10pt" style:font-size-asian="10pt" style:font-size-complex="10pt"/>
    </style:style>
    <style:style style:name="P51"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52" style:family="paragraph" style:parent-style-name="Standard" style:list-style-name="L2">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3" style:family="paragraph">
      <loext:graphic-properties draw:opacity="0%"/>
      <style:paragraph-properties fo:text-align="center"/>
    </style:style>
    <style:style style:name="P54" style:family="paragraph">
      <style:paragraph-properties fo:text-align="center"/>
    </style:style>
    <style:style style:name="P55" style:family="paragraph">
      <loext:graphic-properties draw:opacity="0%"/>
      <style:paragraph-properties fo:text-align="center"/>
      <style:text-properties style:font-name="Arial" fo:font-size="10pt"/>
    </style:style>
    <style:style style:name="P56" style:family="paragraph">
      <loext:graphic-properties draw:fill="none" draw:fill-color="#ffffff"/>
      <style:text-properties style:font-name="Arial" fo:font-size="10pt"/>
    </style:style>
    <style:style style:name="T1" style:family="text">
      <style:text-properties officeooo:rsid="001c90a7"/>
    </style:style>
    <style:style style:name="T2" style:family="text">
      <style:text-properties style:font-name="Courier New"/>
    </style:style>
    <style:style style:name="T3" style:family="text">
      <style:text-properties fo:font-size="16pt" fo:font-weight="bold" style:font-size-asian="16pt" style:font-weight-asian="bold" style:font-size-complex="16pt" style:font-weight-complex="bold"/>
    </style:style>
    <style:style style:name="T4" style:family="text">
      <style:text-properties style:font-name="Courier New1"/>
    </style:style>
    <style:style style:name="T5" style:family="text">
      <style:text-properties style:font-name="Courier New1"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Arial" fo:font-style="italic"/>
    </style:style>
    <style:style style:name="T10" style:family="text">
      <style:text-properties style:use-window-font-color="true" style:text-outline="false" style:text-line-through-style="none" style:text-line-through-type="none" fo:font-style="normal" fo:text-shadow="none" style:text-underline-style="none" style:font-name-asian="Courier New1" style:font-style-asian="normal" style:font-name-complex="Courier New1" style:font-style-complex="normal"/>
    </style:style>
    <style:style style:name="T11" style:family="text">
      <style:text-properties style:use-window-font-color="true" style:text-outline="false" style:text-line-through-style="none" style:text-line-through-type="none" fo:font-style="normal" fo:text-shadow="none" style:text-underline-style="none" fo:font-weight="bold" style:font-name-asian="Courier New1" style:font-style-asian="normal" style:font-weight-asian="bold" style:font-name-complex="Courier New1" style:font-style-complex="normal" style:font-weight-complex="bold"/>
    </style:style>
    <style:style style:name="T12" style:family="text">
      <style:text-properties style:use-window-font-color="true" style:text-outline="false" style:text-line-through-style="none" style:text-line-through-type="none"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3" style:family="text">
      <style:text-properties style:use-window-font-color="true" style:text-outline="false" style:text-line-through-style="none" style:text-line-through-type="none" style:font-name="Courier New2" fo:font-style="normal" fo:text-shadow="none" style:text-underline-style="none" style:font-name-asian="Courier New1" style:font-style-asian="normal" style:font-name-complex="Courier New1" style:font-style-complex="normal"/>
    </style:style>
    <style:style style:name="T14" style:family="text">
      <style:text-properties style:text-underline-style="solid" style:text-underline-width="auto" style:text-underline-color="font-color"/>
    </style:style>
    <style:style style:name="T15" style:family="text">
      <style:text-properties style:text-position="super 58%" style:text-underline-style="solid" style:text-underline-width="auto" style:text-underline-color="font-color"/>
    </style:style>
    <style:style style:name="T16" style:family="text">
      <style:text-properties fo:font-style="italic"/>
    </style:style>
    <style:style style:name="T17" style:family="text">
      <style:text-properties fo:font-style="italic" fo:font-weight="normal" style:font-weight-asian="normal" style:font-weight-complex="normal"/>
    </style:style>
    <style:style style:name="T18" style:family="text">
      <style:text-properties style:text-position="-33% 80%"/>
    </style:style>
    <style:style style:name="T19" style:family="text">
      <style:text-properties style:text-position="-33% 80%" fo:font-style="italic"/>
    </style:style>
    <style:style style:name="T20" style:family="text">
      <style:text-properties style:text-position="-33% 80%" fo:font-style="italic" fo:font-weight="normal" style:font-weight-asian="normal" style:font-weight-complex="normal"/>
    </style:style>
    <style:style style:name="T21" style:family="text">
      <style:text-properties style:text-position="-33% 80%" fo:font-style="italic" fo:font-weight="normal" style:font-style-asian="normal" style:font-weight-asian="normal" style:font-style-complex="normal" style:font-weight-complex="normal"/>
    </style:style>
    <style:style style:name="T22" style:family="text">
      <style:text-properties style:text-position="-33% 80%" style:font-name="Arial"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style:text-position="-33% 80%" style:font-name="Arial" fo:font-style="italic"/>
    </style:style>
    <style:style style:name="T24" style:family="text">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style:text-position="0% 100%" style:font-name="Arial" fo:font-size="10pt" fo:font-style="italic" fo:font-weight="normal" style:font-size-asian="10pt" style:font-style-asian="normal" style:font-weight-asian="normal" style:font-size-complex="10pt" style:font-style-complex="normal" style:font-weight-complex="normal"/>
    </style:style>
    <style:style style:name="T26" style:family="text">
      <style:text-properties style:text-position="0% 100%" fo:font-style="normal" fo:font-weight="normal" style:font-style-asian="normal" style:font-weight-asian="normal" style:font-style-complex="normal" style:font-weight-complex="normal"/>
    </style:style>
    <style:style style:name="T27" style:family="text">
      <style:text-properties style:text-position="0% 100%" fo:font-style="italic" fo:font-weight="normal" style:font-style-asian="normal" style:font-weight-asian="normal" style:font-style-complex="normal" style:font-weight-complex="normal"/>
    </style:style>
    <style:style style:name="T28" style:family="text">
      <style:text-properties style:text-position="33% 58%" style:font-name="Arial" fo:font-style="italic"/>
    </style:style>
    <style:style style:name="T29" style:family="text">
      <style:text-properties officeooo:rsid="001db40f"/>
    </style:style>
    <style:style style:name="T30" style:family="text">
      <style:text-properties style:font-name="Courier New2"/>
    </style:style>
    <style:style style:name="T31" style:family="text">
      <style:text-properties style:font-name="Courier New2" fo:font-weight="normal" style:font-weight-asian="normal" style:font-weight-complex="normal"/>
    </style:style>
    <style:style style:name="T32" style:family="text">
      <style:text-properties style:font-name="Courier New2" fo:font-size="16pt" fo:font-weight="bold" style:font-size-asian="16pt" style:font-weight-asian="bold" style:font-size-complex="16pt" style:font-weight-complex="bold"/>
    </style:style>
    <style:style style:name="T33" style:family="text">
      <style:text-properties officeooo:rsid="002053bc"/>
    </style:style>
    <style:style style:name="T34" style:family="text">
      <style:text-properties officeooo:rsid="00218bf4"/>
    </style:style>
    <style:style style:name="T35" style:family="text">
      <style:text-properties officeooo:rsid="00233eea"/>
    </style:style>
    <style:style style:name="T36" style:family="text">
      <style:text-properties officeooo:rsid="0024cbfb"/>
    </style:style>
    <style:style style:name="T37" style:family="text">
      <style:text-properties officeooo:rsid="0026576b"/>
    </style:style>
    <style:style style:name="T38" style:family="text">
      <style:text-properties style:font-name="Arial" fo:font-size="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02in"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width="0.0402in" draw:marker-start-width="0.2in" draw:marker-end="Arrow" draw:marker-end-width="0.12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4. Loops</text:p>
      <text:p text:style-name="P4"/>
      <text:p text:style-name="P4"/>
      <text:p text:style-name="P5">Objectives</text:p>
      <text:p text:style-name="P4"/>
      <text:p text:style-name="P4">Don't worry … I won't be introducing more loop syntax.</text:p>
      <text:p text:style-name="P4"/>
      <text:p text:style-name="P4">In this section we'll look at more examples. I'll also give some general comments, suggestions, techniques, warnings <text:span text:style-name="T29">etc</text:span>.</text:p>
      <text:p text:style-name="P4"/>
      <text:p text:style-name="P4">We'll start off with two reviews … general advice on when you should use a <text:span text:style-name="T30">for</text:span>-loop and when you should use <text:span text:style-name="T30">while</text:span>-loop ...</text:p>
      <text:p text:style-name="P27">When do I use the <text:span text:style-name="T2">for</text:span>-Loop?</text:p>
      <text:p text:style-name="P3"/>
      <text:p text:style-name="P4">I've already shown you that you can always rewrite a <text:span text:style-name="T30">for</text:span>-loop into a <text:span text:style-name="T30">while</text:span>-loop and vice versa.</text:p>
      <text:p text:style-name="P4"/>
      <text:p text:style-name="P4">So ... how do you choose which type of loop to use?</text:p>
      <text:p text:style-name="P4"/>
      <text:p text:style-name="P4">The general advice is simple: If your loop has a control (index or counter) variable that runs across a sequence of values without user intervention and the control variable changes in a predictable way, you should use the <text:span text:style-name="T30">for</text:span>-loop. The user might need to “configure” this sequence: for instance, by specifying a starting value and an ending value and how to step through the intermediate values. But once that's done, the control variable in the <text:span text:style-name="T30">for</text:span>-loop should run without user intervention.</text:p>
      <text:p text:style-name="P4"/>
      <text:p text:style-name="P4">Otherwise you <text:span text:style-name="T29">should </text:span>use the <text:span text:style-name="T30">while</text:span>-loop.</text:p>
      <text:p text:style-name="P4"/>
      <text:p text:style-name="P4">Look at this familiar example:</text:p>
      <table:table table:name="Table16" table:style-name="Table16">
        <table:table-column table:style-name="Table16.A"/>
        <table:table-row>
          <table:table-cell table:style-name="Table16.A1" office:value-type="string">
            <text:p text:style-name="P31">int start = 0, end = 0, step = 0;</text:p>
            <text:p text:style-name="P31">std::cin &gt;&gt; start &gt;&gt; end &gt;&gt; step;</text:p>
            <text:p text:style-name="P31"/>
            <text:p text:style-name="P31">int sum = 0;</text:p>
            <text:p text:style-name="P31">for (int i = start; i &lt;= end; i += step)</text:p>
            <text:p text:style-name="P31">{</text:p>
            <text:p text:style-name="P31"><text:s text:c="4"/>sum += i;<text:line-break/>}</text:p>
            <text:p text:style-name="P31">std::cout &lt;&lt; sum &lt;&lt; std::endl;</text:p>
          </table:table-cell>
        </table:table-row>
      </table:table>
      <text:p text:style-name="P4">Note that the loop is controlled by <text:span text:style-name="T2">i</text:span> and <text:span text:style-name="T2">i</text:span> steps through a sequence with <text:span text:style-name="T29">the</text:span> starting and ending values known before the loop starts.</text:p>
      <text:p text:style-name="P4"/>
      <text:p text:style-name="P4">Note that the control variable is only used in loop through some statements to achieve a goal. Look at the above example: The control variable is defined within the <text:span text:style-name="T30">for</text:span>-loop. After the <text:span text:style-name="T30">for</text:span>-loop, the control variable is destroyed.</text:p>
      <text:p text:style-name="P4"/>
      <text:p text:style-name="P4">The next section shows you a situation where <text:span text:style-name="T29">t</text:span>he data to process is entered by the user and hence cannot be predicted ahead of time.</text:p>
      <text:p text:style-name="P4"/>
      <text:p text:style-name="P27">When do I use the <text:span text:style-name="T2">while</text:span>-Loop?</text:p>
      <text:p text:style-name="P4"/>
      <text:p text:style-name="P4">Suppose you want to write a program <text:span text:style-name="T29">that</text:span> adds numbers for a user but you do not know in advance how many numbers to add. Of course you need to give the user an opportunity to stop the adding process! There are two ways of doing this. Either you <text:span text:style-name="T29">can </text:span>ask the user each time if he/she wants to enter a number to add or to stop, or ... you can use a <text:span text:style-name="T3">sentinel value</text:span>. This is a special value entered by the user to indicate <text:span text:style-name="T29">that</text:span> the processing loop should stop.</text:p>
      <text:p text:style-name="P4"/>
      <text:p text:style-name="P4">Let's try the simplest possible example. This program prompts the user until he/she enters a sentinel value. I'm choosing -1 to be the sentinel value.</text:p>
      <table:table table:name="Table10" table:style-name="Table10">
        <table:table-column table:style-name="Table10.A"/>
        <table:table-header-rows>
          <table:table-row>
            <table:table-cell table:style-name="Table10.A1" office:value-type="string">
              <text:p text:style-name="P36">int i = 0, sum = 0;</text:p>
              <text:p text:style-name="P36"/>
              <text:p text:style-name="P36">std::cout &lt;&lt; <text:span text:style-name="T4">"gimme a number: ";</text:span></text:p>
              <text:p text:style-name="P38">std::cin &gt;&gt; i;</text:p>
              <text:p text:style-name="P42">while (i != -1) </text:p>
              <text:p text:style-name="P42">{</text:p>
              <text:p text:style-name="P42"><text:s text:c="4"/>sum += i;</text:p>
              <text:p text:style-name="P36"><text:s text:c="4"/>std::cout &lt;&lt; <text:span text:style-name="T4">"gimme a number: ";</text:span></text:p>
              <text:p text:style-name="P38"><text:s text:c="4"/>std::cin &gt;&gt; i;</text:p>
              <text:p text:style-name="P43">}</text:p>
              <text:p text:style-name="P45">std::cout &lt;&lt; "sum: " &lt;&lt; sum &lt;&lt; std::endl;</text:p>
            </table:table-cell>
          </table:table-row>
        </table:table-header-rows>
      </table:table>
      <text:p text:style-name="P4"/>
      <text:p text:style-name="P4"><text:tab/>prompt user for data</text:p>
      <text:p text:style-name="P4"><text:tab/>while value of data is not sentinel value:</text:p>
      <text:p text:style-name="P4"><text:tab/><text:tab/>process data</text:p>
      <text:p text:style-name="P4"><text:tab/><text:tab/>prompt user for data</text:p>
      <text:p text:style-name="P4"/>
      <text:p text:style-name="P4">Note that there is code duplication:</text:p>
      <text:p text:style-name="P4"/>
      <text:p text:style-name="P5"><text:tab/>prompt user for data</text:p>
      <text:p text:style-name="P4"><text:tab/>while value of data is not sentinel value:</text:p>
      <text:p text:style-name="P4"><text:tab/><text:tab/>process data</text:p>
      <text:p text:style-name="P5"><text:tab/><text:tab/>prompt user for data</text:p>
      <text:p text:style-name="P5"/>
      <text:p text:style-name="P27">Removing Duplication in the sentinel <text:span text:style-name="T2">while</text:span>-loop</text:p>
      <text:p text:style-name="P3"/>
      <text:p text:style-name="P4">Look at the sentinel while-loop again:</text:p>
      <text:p text:style-name="P4"/>
      <text:p text:style-name="P5"><text:tab/>prompt user for data</text:p>
      <text:p text:style-name="P4"><text:tab/>while value of data is not sentinel value:</text:p>
      <text:p text:style-name="P4"><text:tab/><text:tab/>process data</text:p>
      <text:p text:style-name="P5"><text:tab/><text:tab/>prompt user for data</text:p>
      <text:p text:style-name="P5"/>
      <text:p text:style-name="P4">Remember that there is code duplication. If you want to get rid of code duplication, you can do this:</text:p>
      <text:p text:style-name="P5"/>
      <text:p text:style-name="P4"><text:tab/>while (1): // don't forget that 1 is type cast to true</text:p>
      <text:p text:style-name="P5"><text:tab/><text:tab/>prompt user for data</text:p>
      <text:p text:style-name="P5"><text:tab/><text:tab/>if value is the sentinel value:</text:p>
      <text:p text:style-name="P5"><text:tab/><text:tab/><text:tab/>break</text:p>
      <text:p text:style-name="P4"><text:tab/><text:tab/>process data</text:p>
      <text:p text:style-name="P4"/>
      <text:p text:style-name="P4">Note that some people do not like <text:span text:style-name="T2">break</text:span>s because it's harder to tell when you get out of a loop because you can issue a <text:span text:style-name="T2">break</text:span> statement anywhere in the body of the <text:span text:style-name="T2">while</text:span> loop. They prefer the exit condition in the header of the <text:span text:style-name="T2">while</text:span> loop so that visually one can tell quickly when you get out of the loop.<text:span text:style-name="T6"> </text:span></text:p>
      <text:p text:style-name="P5"/>
      <text:p text:style-name="P4">Using the above technique, the following program:</text:p>
      <table:table table:name="Table17" table:style-name="Table17">
        <table:table-column table:style-name="Table17.A"/>
        <table:table-header-rows>
          <table:table-row>
            <table:table-cell table:style-name="Table17.A1" office:value-type="string">
              <text:p text:style-name="P36">int i = 0, sum = 0;</text:p>
              <text:p text:style-name="P36"/>
              <text:p text:style-name="P37">std::cout &lt;&lt; <text:span text:style-name="T4">"gimme a number: "; // INPUT</text:span></text:p>
              <text:p text:style-name="P39">std::cin &gt;&gt; i;</text:p>
              <text:p text:style-name="P42">while (<text:span text:style-name="T6">i != -1</text:span>) <text:span text:style-name="T6">// CONDITION TO REPEAT LOOP</text:span></text:p>
              <text:p text:style-name="P42">{</text:p>
              <text:p text:style-name="P42"><text:s text:c="4"/>sum += i;</text:p>
              <text:p text:style-name="P42"/>
              <text:p text:style-name="P36"><text:s text:c="4"/><text:span text:style-name="T6">std::cout &lt;&lt; </text:span><text:span text:style-name="T5">"gimme a number: "; // INPUT</text:span></text:p>
              <text:p text:style-name="P39"><text:s text:c="4"/>std::cin &gt;&gt; i;</text:p>
              <text:p text:style-name="P43">}</text:p>
              <text:p text:style-name="P45">std::cout &lt;&lt; "sum: " &lt;&lt; sum &lt;&lt; std::endl;</text:p>
            </table:table-cell>
          </table:table-row>
        </table:table-header-rows>
      </table:table>
      <text:p text:style-name="P4">becomes:</text:p>
      <table:table table:name="Table21" table:style-name="Table21">
        <table:table-column table:style-name="Table21.A"/>
        <table:table-header-rows>
          <table:table-row>
            <table:table-cell table:style-name="Table21.A1" office:value-type="string">
              <text:p text:style-name="P36">int i = 0, sum = 0;</text:p>
              <text:p text:style-name="P36"/>
              <text:p text:style-name="P42">while (1) </text:p>
              <text:p text:style-name="P42">{</text:p>
              <text:p text:style-name="P36"><text:s text:c="4"/><text:span text:style-name="T6">std::cout &lt;&lt; </text:span><text:span text:style-name="T5">"gimme a number: "; // INPUT</text:span></text:p>
              <text:p text:style-name="P39"><text:s text:c="4"/>std::cin &gt;&gt; i;</text:p>
              <text:p text:style-name="P39"><text:s text:c="4"/>if (i == -1) break; // CONDITION TO EXIT LOOP</text:p>
              <text:p text:style-name="P43"/>
              <text:p text:style-name="P42"><text:s text:c="4"/>sum += i;</text:p>
              <text:p text:style-name="P43">}</text:p>
              <text:p text:style-name="P45">std::cout &lt;&lt; "sum: " &lt;&lt; sum &lt;&lt; std::endl;</text:p>
            </table:table-cell>
          </table:table-row>
        </table:table-header-rows>
      </table:table>
      <text:p text:style-name="P4">Make sure you study this program carefully!!!</text:p>
      <text:p text:style-name="P4"><text:soft-page-break/></text:p>
      <text:p text:style-name="P5">Exercise. <text:span text:style-name="T7">Rewrite the above program so that in addition to exiting the loop when the term entered in 0 (i.e.</text:span><text:span text:style-name="T7">, use a sentinel value of 0), the program also exits the loop when the sum exceeds 10.</text:span></text:p>
      <text:p text:style-name="P4"/>
      <text:p text:style-name="P4"/>
      <text:p text:style-name="P5">Exercise.<text:span text:style-name="T7"> Using this structure of the </text:span><text:span text:style-name="T31">while</text:span><text:span text:style-name="T7">-loop for data processing, rewrite your previous program that computes the product of integers entered by the user. Use a sentinel value of 0.</text:span></text:p>
      <text:p text:style-name="P4"/>
      <text:p text:style-name="P4"/>
      <text:p text:style-name="P4"/>
      <text:p text:style-name="P4"/>
      <text:p text:style-name="P4"/>
      <text:p text:style-name="P27">Example: <text:span text:style-name="T37">s</text:span>entinel value</text:p>
      <text:p text:style-name="P4"/>
      <text:p text:style-name="P4">Here's an easy example. Write a simple cash register program. The program prompts the cashier for the number of items and the unit price <text:span text:style-name="T33">per </text:span>line item (yes, it's a lousy point-of-sale program). There is a tax of 20% (this is probably in New York). </text:p>
      <text:p text:style-name="P4"/>
      <table:table table:name="Table8" table:style-name="Table8">
        <table:table-column table:style-name="Table8.A"/>
        <table:table-row>
          <table:table-cell table:style-name="Table8.A1" office:value-type="string">
            <text:p text:style-name="P10">const double TAX = 0.2;</text:p>
            <text:p text:style-name="P11">double total = 0.0;</text:p>
            <text:p text:style-name="P11">double price = 0.0;</text:p>
            <text:p text:style-name="P11">int num = 0;</text:p>
            <text:p text:style-name="P11"/>
            <text:p text:style-name="P11">while (1)</text:p>
            <text:p text:style-name="P11">{</text:p>
            <text:p text:style-name="P11"><text:s text:c="4"/>std::cout &lt;&lt; "units: ";</text:p>
            <text:p text:style-name="P11"><text:s text:c="4"/>std::cin &gt;&gt; num;</text:p>
            <text:p text:style-name="P11"/>
            <text:p text:style-name="P11"><text:s text:c="4"/>std::cout &lt;&lt; "unit price: ";</text:p>
            <text:p text:style-name="P11"><text:s text:c="4"/>std::cin &gt;&gt; price;</text:p>
            <text:p text:style-name="P11"/>
            <text:p text:style-name="P11"><text:s text:c="4"/>double cost = num * price * (1 + TAX);</text:p>
            <text:p text:style-name="P11"><text:s text:c="4"/>std::cout &lt;&lt; "please pay " &lt;&lt; cost &lt;&lt; std::endl;</text:p>
            <text:p text:style-name="P11">}</text:p>
          </table:table-cell>
        </table:table-row>
      </table:table>
      <text:p text:style-name="P4"/>
      <text:p text:style-name="P4">The problem is that the program doesn't stop!!!</text:p>
      <text:p text:style-name="P4"/>
      <text:p text:style-name="P4"/>
      <text:p text:style-name="P4"><text:span text:style-name="T6">Exercise. </text:span>Add code to this program so that when the cashier enters 0 for number of items, the program gets out of the loop.</text:p>
      <text:p text:style-name="P4"/>
      <text:p text:style-name="P4"/>
      <text:p text:style-name="P4"><text:span text:style-name="T6">Exercise.</text:span> Add code to print the warning “units cannot be negative” and <text:span text:style-name="T2">continue</text:span> when <text:span text:style-name="T2">num</text:span> is negative.</text:p>
      <text:p text:style-name="P4"/>
      <text:p text:style-name="P4"/>
      <text:p text:style-name="P4"><text:span text:style-name="T6">Exercise.</text:span> Add code to print the warning “unit price cannot be negative” and <text:span text:style-name="T2">continue</text:span> when <text:span text:style-name="T2">price</text:span> is negative.</text:p>
      <text:p text:style-name="P4"/>
      <text:p text:style-name="P4"/>
      <text:p text:style-name="P4"><text:span text:style-name="T6">Exercise.</text:span> Add a running total so that the cashier can double check the amount in the till at the end of the day.</text:p>
      <text:p text:style-name="P4"/>
      <text:p text:style-name="P4"/>
      <text:p text:style-name="P4">Of course for a real business application, the POS register would be networked to a database server containing the product catalog and you simply scan the UPC to retrieve the unit price. The data computed is stored in a database directly. And of course you can have more than one line item per sale.</text:p>
      <text:p text:style-name="P4"/>
      <text:p text:style-name="P4">Note that with multiple <text:span text:style-name="T2">continue</text:span>s, it makes the program harder to read. This is similar to the situation where there are multiple <text:span text:style-name="T30">break</text:span><text:span text:style-name="T33">s </text:span>in the body of the while-loop. Can you rewrite the above program so that there are no <text:span text:style-name="T30">continue</text:span>s?</text:p>
      <text:p text:style-name="P27">Other <text:span text:style-name="T37">c</text:span>onditions</text:p>
      <text:p text:style-name="P4"/>
      <text:p text:style-name="P4">So far we have seen two different ways for a loop to terminate:</text:p>
      <text:list xml:id="list3162777191852081103" text:style-name="L1">
        <text:list-item>
          <text:p text:style-name="P51">when a control variable has finished running over it's sequence (<text:span text:style-name="T30">for</text:span>-loop)</text:p>
        </text:list-item>
        <text:list-item>
          <text:p text:style-name="P51">when a data input is a sentinel value (<text:span text:style-name="T30">while</text:span>-loop)</text:p>
        </text:list-item>
      </text:list>
      <text:p text:style-name="P4"/>
      <text:p text:style-name="P4">Of course loops can terminate based on other types of conditions. It's impossible to list all possible cases!!! You have to analyze each case carefully to see what's the right thing to do.</text:p>
      <text:p text:style-name="P27">Example: <text:span text:style-name="T37">c</text:span>ounting <text:span text:style-name="T37">d</text:span>igits</text:p>
      <text:p text:style-name="P4"/>
      <text:p text:style-name="P4">Here's a problem where the condition does not depend on continually prompting the user for an input. Therefore there is <text:span text:style-name="T3">no sentinel value</text:span>. You will see that there is also no control variable – so you definitely should not expect a <text:span text:style-name="T30">for</text:span>-loop.</text:p>
      <text:p text:style-name="P4"/>
      <text:p text:style-name="P4">Pay attention to the way I slowly work through the problem until I see the loop.</text:p>
      <text:p text:style-name="P4"/>
      <text:p text:style-name="P4">Suppose the user enters an integer and you want to count the number of digits in that integer.</text:p>
      <text:p text:style-name="P4"/>
      <text:p text:style-name="P4">For instance if the user enters 134, your program must display 3. If the user enters 97531, your program must display 5.</text:p>
      <text:p text:style-name="P4"/>
      <text:p text:style-name="P4">So how do you do that? If you count the digits from the right to left, you can think of moving a finger one digit at a time and counting each digit your finger passed by:</text:p>
      <text:p text:style-name="P4"/>
      <text:p text:style-name="P4"><text:tab/>97531^</text:p>
      <text:p text:style-name="P4"><text:tab/>9753^1<text:tab/><text:tab/>1 digit</text:p>
      <text:p text:style-name="P4"><text:tab/>975^31<text:tab/><text:tab/>2 digits</text:p>
      <text:p text:style-name="P4"><text:tab/>97^531<text:tab/><text:tab/>3 digits</text:p>
      <text:p text:style-name="P4"><text:tab/>9^7531<text:tab/><text:tab/>4 digits</text:p>
      <text:p text:style-name="P4"><text:tab/>^97531<text:tab/><text:tab/>5 digits</text:p>
      <text:p text:style-name="P4"/>
      <text:p text:style-name="P4">(^ = your finger).</text:p>
      <text:p text:style-name="P4"/>
      <text:p text:style-name="P4">Now <text:span text:style-name="T37">you</text:span> not<text:span text:style-name="T37">ice</text:span> that the digits you've passed does not affect the rest of your digit-counting process. So let's throw them away:</text:p>
      <text:p text:style-name="P4"/>
      <text:p text:style-name="P4"><text:tab/>97531^</text:p>
      <text:p text:style-name="P4"><text:tab/>9753^<text:tab/><text:tab/>1 digit</text:p>
      <text:p text:style-name="P4"><text:tab/>975^<text:tab/><text:tab/>2 digits</text:p>
      <text:p text:style-name="P4"><text:tab/>97^<text:tab/><text:tab/>3 digits</text:p>
      <text:p text:style-name="P4"><text:tab/>9^<text:tab/><text:tab/>4 digits</text:p>
      <text:p text:style-name="P4"><text:tab/>^<text:tab/><text:tab/>5 digits</text:p>
      <text:p text:style-name="P4"/>
      <text:p text:style-name="P4">Now, the symbol for our finger doesn't help. Let's get rid of that too:</text:p>
      <text:p text:style-name="P4"/>
      <text:p text:style-name="P4"><text:tab/>97531</text:p>
      <text:p text:style-name="P4"><text:tab/>9753<text:tab/><text:tab/>1 digit</text:p>
      <text:p text:style-name="P4"><text:tab/>975<text:tab/><text:tab/>2 digits</text:p>
      <text:p text:style-name="P4"><text:tab/>97<text:tab/><text:tab/>3 digits</text:p>
      <text:p text:style-name="P4"><text:tab/>9<text:tab/><text:tab/>4 digits</text:p>
      <text:p text:style-name="P4"><text:tab/><text:tab/><text:tab/>5 digits</text:p>
      <text:p text:style-name="P4"><text:tab/></text:p>
      <text:p text:style-name="P4">Well ... that sure looks like removing the rightmost digit (one at a time) to me. And we already know how to do that: just do integer division by 10!!! If we do that, then the last number should be zero:</text:p>
      <text:p text:style-name="P4"/>
      <text:p text:style-name="P4"><text:soft-page-break/><text:tab/>97531</text:p>
      <text:p text:style-name="P4"><text:tab/>9753<text:tab/><text:tab/>1 digit</text:p>
      <text:p text:style-name="P4"><text:tab/>975<text:tab/><text:tab/>2 digits</text:p>
      <text:p text:style-name="P4"><text:tab/>97<text:tab/><text:tab/>3 digits</text:p>
      <text:p text:style-name="P4"><text:tab/>9<text:tab/><text:tab/>4 digits</text:p>
      <text:p text:style-name="P4"><text:tab/>0<text:tab/><text:tab/>5 digits</text:p>
      <text:p text:style-name="P4"/>
      <text:p text:style-name="P4">Of course the number that is going up (the 1, 2, 3, 4, 5) requires a variable. Let's call it x. And let's say the number we're working on (the number entered by the user) is placed in variable n.</text:p>
      <text:p text:style-name="P4"/>
      <text:p text:style-name="P4">Now when does the process <text:span text:style-name="T3">stop</text:span>? When we see a zero in the left column of the above simulation, right? So the process seems to be this:</text:p>
      <text:p text:style-name="P4"/>
      <text:p text:style-name="P4"><text:tab/>prompt user for integer n</text:p>
      <text:p text:style-name="P4"><text:tab/>if n is not zero, n = n / 10 and x = 1</text:p>
      <text:p text:style-name="P4"><text:tab/>if n is not zero, n = n / 10 and x = 2</text:p>
      <text:p text:style-name="P4"><text:tab/>if n is not zero, n = n / 10 and x = 3</text:p>
      <text:p text:style-name="P4"><text:tab/>if n is not zero, n = n / 10 and x = 4</text:p>
      <text:p text:style-name="P4"><text:tab/>if n is not zero, n = n / 10 and x = 5</text:p>
      <text:p text:style-name="P4"><text:tab/>n is zero. Stop.</text:p>
      <text:p text:style-name="P4"/>
      <text:p text:style-name="P4">We need to write this as an algorithm. Obviously there's a loop here!!! You want the statements</text:p>
      <text:p text:style-name="P4"/>
      <text:p text:style-name="P4"><text:tab/>if n is not zero, n = n / 10 and x = 1</text:p>
      <text:p text:style-name="P4"><text:tab/>if n is not zero, n = n / 10 and x = 2</text:p>
      <text:p text:style-name="P4"><text:tab/>if n is not zero, n = n / 10 and x = 3</text:p>
      <text:p text:style-name="P4"><text:tab/>if n is not zero, n = n / 10 and x = 4</text:p>
      <text:p text:style-name="P4"><text:tab/>if n is not zero, n = n / 10 and x = 5</text:p>
      <text:p text:style-name="P4"/>
      <text:p text:style-name="P4">to be replaced by one statement. You can “combine” them like this:</text:p>
      <text:p text:style-name="P4"/>
      <text:p text:style-name="P4"><text:tab/>if n is not zero, n = n / 10 and x = x + 1</text:p>
      <text:p text:style-name="P4"><text:tab/>if n is not zero, n = n / 10 and x = x + 1</text:p>
      <text:p text:style-name="P4"><text:tab/>if n is not zero, n = n / 10 and x = x + 1</text:p>
      <text:p text:style-name="P4"><text:tab/>if n is not zero, n = n / 10 and x = x + 1</text:p>
      <text:p text:style-name="P4"><text:tab/>if n is not zero, n = n / 10 and x = x + 1</text:p>
      <text:p text:style-name="P4"/>
      <text:p text:style-name="P4">AHA! They are all the same! Of course x does not have an initial value. You need to initialize it. And based on the above example, you <text:span text:style-name="T34">can </text:span>see that x should be initialized to 0. Now you can write the following very easily:</text:p>
      <text:p text:style-name="P4"/>
      <text:p text:style-name="P4"><text:tab/>while n is not 0:</text:p>
      <text:p text:style-name="P4"><text:tab/><text:tab/>n = n / 10</text:p>
      <text:p text:style-name="P4"><text:tab/><text:tab/>x = x + 1</text:p>
      <text:p text:style-name="P4"/>
      <text:p text:style-name="P4">Here's the code:</text:p>
      <table:table table:name="Table9" table:style-name="Table9">
        <table:table-column table:style-name="Table9.A"/>
        <table:table-row>
          <table:table-cell table:style-name="Table9.A1" office:value-type="string">
            <text:p text:style-name="P10">int n = 97531;</text:p>
            <text:p text:style-name="P11">int numDigits = 0;</text:p>
            <text:p text:style-name="P11"/>
            <text:p text:style-name="P11">while (n != 0)</text:p>
            <text:p text:style-name="P11"><text:soft-page-break/>{</text:p>
            <text:p text:style-name="P11"><text:s text:c="4"/>n /= 10;</text:p>
            <text:p text:style-name="P11"><text:s text:c="4"/>++numDigits;</text:p>
            <text:p text:style-name="P11"><text:s text:c="4"/>std::cout &lt;&lt; n &lt;&lt; ' ' &lt;&lt; numDigits &lt;&lt; std::endl;</text:p>
            <text:p text:style-name="P11">}</text:p>
            <text:p text:style-name="P11">std::cout &lt;&lt; numDigits &lt;&lt; std::endl;</text:p>
          </table:table-cell>
        </table:table-row>
      </table:table>
      <text:p text:style-name="P4">I've inserted print statements to get the program to show us the intermediate steps. And instead of <text:span text:style-name="T2">x</text:span>, I'm using <text:span text:style-name="T2">numDigits</text:span> which is a lot more descriptive.</text:p>
      <text:p text:style-name="P4"/>
      <text:p text:style-name="P4">Yes, of course you can rewrite the <text:span text:style-name="T30">while</text:span>-loop as a <text:span text:style-name="T30">for</text:span>-loop:</text:p>
      <table:table table:name="Table13" table:style-name="Table13">
        <table:table-column table:style-name="Table13.A"/>
        <table:table-row>
          <table:table-cell table:style-name="Table13.A1" office:value-type="string">
            <text:p text:style-name="P11">int numDigits;</text:p>
            <text:p text:style-name="P11">for (numDigits = 0; n != 0; ++numDigits)</text:p>
            <text:p text:style-name="P11">{</text:p>
            <text:p text:style-name="P11"><text:s text:c="4"/>n /= 10;</text:p>
            <text:p text:style-name="P11"><text:s text:c="4"/>std::cout &lt;&lt; n &lt;&lt; ' ' &lt;&lt; numDigits &lt;&lt; std::endl;</text:p>
            <text:p text:style-name="P11">}</text:p>
          </table:table-cell>
        </table:table-row>
      </table:table>
      <text:p text:style-name="P4"/>
      <text:p text:style-name="P4">Although it's not wrong, note that the <text:span text:style-name="T30">for</text:span>-loop does not really use a control variable: the variable updated (i.e. <text:span text:style-name="T30">numDigits</text:span>) is the variable in the boolean expression (i.e. <text:span text:style-name="T30">n</text:span>). This is an indication that the <text:span text:style-name="T30">while</text:span>-loop is probably best.</text:p>
      <text:p text:style-name="P4"/>
      <text:p text:style-name="P13">Remember: If the loop doesn't look like a <text:span text:style-name="T30">for</text:span>-loop (i.e., there's no single variable that runs across a sequence of values), then don't use it. Use the <text:span text:style-name="T30">while</text:span>-loop instead.</text:p>
      <text:p text:style-name="P13"/>
      <text:p text:style-name="P13"/>
      <text:p text:style-name="P4"><text:span text:style-name="T6">Exercise.</text:span> There's just one problem. Run it with n = 0. What do you get? How many digit(s) do you see in the number 0? Of course the number 0 has 1 digit. This is a special case. So the pseudocode looks like this:</text:p>
      <table:table table:name="Table20" table:style-name="Table20">
        <table:table-column table:style-name="Table20.A"/>
        <table:table-row>
          <table:table-cell table:style-name="Table20.A1" office:value-type="string">
            <text:p text:style-name="P40">if n is 0:</text:p>
            <text:p text:style-name="P40"><text:s text:c="4"/>numDigits = _____</text:p>
            <text:p text:style-name="P40">else</text:p>
            <text:p text:style-name="P40"><text:s text:c="4"/>use the above digit removing algorithm to compute numDigits</text:p>
          </table:table-cell>
        </table:table-row>
      </table:table>
      <text:p text:style-name="P4">Correct the program. Test your program thoroughly.</text:p>
      <text:p text:style-name="P13"/>
      <text:p text:style-name="P29">Error-checking for a sentinel <text:span text:style-name="T30">while</text:span>-loop</text:p>
      <text:p text:style-name="P13"/>
      <text:p text:style-name="P13"/>
      <text:p text:style-name="P13">The following is a structure for the <text:span text:style-name="T30">while</text:span>-loop that includes checks for breaking and data validation:</text:p>
      <text:p text:style-name="P13"/>
      <text:p text:style-name="P4"><text:tab/>some initialization</text:p>
      <text:p text:style-name="P4"><text:tab/>while (1):</text:p>
      <text:p text:style-name="P4"><text:tab/><text:tab/>get data</text:p>
      <text:p text:style-name="P4"><text:tab/><text:tab/>if data is sentinel value: </text:p>
      <text:p text:style-name="P4"><text:tab/><text:tab/><text:tab/>break</text:p>
      <text:p text:style-name="P4"><text:tab/><text:tab/>if data is not valid: </text:p>
      <text:p text:style-name="P4"><text:tab/><text:tab/><text:tab/>print warning</text:p>
      <text:p text:style-name="P4"><text:tab/><text:tab/><text:tab/>continue</text:p>
      <text:p text:style-name="P4"/>
      <text:p text:style-name="P13"><text:tab/><text:tab/>process data</text:p>
      <text:p text:style-name="P15"/>
      <text:p text:style-name="P4">OR</text:p>
      <text:p text:style-name="P4"/>
      <text:p text:style-name="P4"><text:tab/>some initialization</text:p>
      <text:p text:style-name="P4"><text:tab/>while (1):</text:p>
      <text:p text:style-name="P4"><text:tab/><text:tab/>get data</text:p>
      <text:p text:style-name="P4"><text:tab/><text:tab/>if data is sentinel value: </text:p>
      <text:p text:style-name="P4"><text:tab/><text:tab/><text:tab/>break</text:p>
      <text:p text:style-name="P4"><text:tab/><text:tab/>if data is not valid: </text:p>
      <text:p text:style-name="P4"><text:tab/><text:tab/><text:tab/>print warning</text:p>
      <text:p text:style-name="P4"><text:tab/><text:tab/>else:</text:p>
      <text:p text:style-name="P13"><text:tab/><text:tab/><text:tab/>process data</text:p>
      <text:p text:style-name="P15"/>
      <text:p text:style-name="P13">The second version removes the presence of <text:span text:style-name="T2">continue</text:span>. Make sure you understand that they work the same!!! You can use either version in your programs.</text:p>
      <text:p text:style-name="P14"/>
      <text:p text:style-name="P14"/>
      <text:p text:style-name="P4"><text:span text:style-name="T6">Exercise.</text:span> Write a program that prompts the user for positive integers and computes the sum of the square root of the integers entered by the user. Of course, you can't compute the square root of a negative number, right? The program terminates when the user enters 0. The program prints a warning when a negative value is entered.</text:p>
      <text:p text:style-name="P16"/>
      <text:p text:style-name="P16"/>
      <text:p text:style-name="P13">Although this is usually not mentioned in most textbooks, the above is a very standard structure of the loop used in the industry, if you need to use it at all. In general, alternative flow of execution must be bunched up together in a spot which is easy to find. We won't have time to talk too much about this topic, but in writing robust software there are concepts such as assertions, exceptions, pre-conditions, post-conditions, etc. which are all related to catching or verification of error conditions. They are all related to flow of control. These controls are also usually placed at the “usual” places, near the top or the bottom of certain structures. I won't elaborate on “assertions, exceptions, pre-conditions, post-conditions” – you will learn some of these in future classes.</text:p>
      <text:p text:style-name="P29">Avoiding <text:span text:style-name="T30">break</text:span> and <text:span text:style-name="T30">continue</text:span></text:p>
      <text:p text:style-name="P13"/>
      <text:p text:style-name="P13">The basic principle <text:span text:style-name="T34">in</text:span> programming is simple: don't do crazy things!</text:p>
      <text:p text:style-name="P13"/>
      <text:p text:style-name="P13">In other words, don't try to surprise the reader (including yourself). Writing crazy stuff throws people off. It makes debugging really difficult – that includes yourself!!! </text:p>
      <text:p text:style-name="P13"/>
      <text:p text:style-name="P13">One corollary is that you should limit the number of exit points for your loops. This means not having too many <text:span text:style-name="T2">break</text:span>s in your loops. Likewise limit the number of <text:span text:style-name="T2">continue</text:span>s.</text:p>
      <text:p text:style-name="P13"/>
      <text:p text:style-name="P13"/>
      <text:p text:style-name="P13"><text:span text:style-name="T6">Exercise.</text:span> Rewrite this without the break.</text:p>
      <table:table table:name="Table2" table:style-name="Table2">
        <table:table-column table:style-name="Table2.A"/>
        <table:table-header-rows>
          <table:table-row>
            <table:table-cell table:style-name="Table2.A1" office:value-type="string">
              <text:p text:style-name="P43">int prod = 1;</text:p>
              <text:p text:style-name="P43">for (int i = 1; i &lt;= 10; i++) </text:p>
              <text:p text:style-name="P43">{</text:p>
              <text:p text:style-name="P44"><text:s text:c="4"/>if (i == 5) break;</text:p>
              <text:p text:style-name="P43"><text:s text:c="4"/>prod *= i;</text:p>
              <text:p text:style-name="P43">}</text:p>
            </table:table-cell>
          </table:table-row>
        </table:table-header-rows>
      </table:table>
      <text:p text:style-name="P16"/>
      <text:p text:style-name="P16"/>
      <text:p text:style-name="P13"><text:span text:style-name="T6">Exercise.</text:span> Rewrite the above without the <text:span text:style-name="T2">continue</text:span>.</text:p>
      <table:table table:name="Table3" table:style-name="Table3">
        <table:table-column table:style-name="Table3.A"/>
        <table:table-header-rows>
          <table:table-row>
            <table:table-cell table:style-name="Table3.A1" office:value-type="string">
              <text:p text:style-name="P43">int prod = 1;</text:p>
              <text:p text:style-name="P43">for (int i = 1; i &lt;= 10; i++) </text:p>
              <text:p text:style-name="P43">{</text:p>
              <text:p text:style-name="P44"><text:s text:c="4"/>if (i == 5) continue;</text:p>
              <text:p text:style-name="P43"><text:s text:c="4"/>prod *= i;</text:p>
              <text:p text:style-name="P43">}</text:p>
            </table:table-cell>
          </table:table-row>
        </table:table-header-rows>
      </table:table>
      <text:p text:style-name="P16"/>
      <text:p text:style-name="P13"/>
      <text:p text:style-name="P29">“Pushing” the Control/Index/Counter Variable in the <text:span text:style-name="T2">for</text:span>-Loop (DIY)</text:p>
      <text:p text:style-name="P13"/>
      <text:p text:style-name="P13">Here's the program from the previous section:</text:p>
      <table:table table:name="Table22" table:style-name="Table22">
        <table:table-column table:style-name="Table22.A"/>
        <table:table-header-rows>
          <table:table-row>
            <table:table-cell table:style-name="Table22.A1" office:value-type="string">
              <text:p text:style-name="P43">int prod = 1;</text:p>
              <text:p text:style-name="P43">for (int i = 1; i &lt;= 10; i++) </text:p>
              <text:p text:style-name="P43">{</text:p>
              <text:p text:style-name="P44"><text:s text:c="4"/>if (i == 5) break;</text:p>
              <text:p text:style-name="P43"><text:s text:c="4"/>prod *= i;</text:p>
              <text:p text:style-name="P43">}</text:p>
            </table:table-cell>
          </table:table-row>
        </table:table-header-rows>
      </table:table>
      <text:p text:style-name="P16"/>
      <text:p text:style-name="P13">One method of terminating a for-loop early is what I call “pushing the control variable”. It looks like this:</text:p>
      <table:table table:name="Table4" table:style-name="Table4">
        <table:table-column table:style-name="Table4.A"/>
        <table:table-header-rows>
          <table:table-row>
            <table:table-cell table:style-name="Table4.A1" office:value-type="string">
              <text:p text:style-name="P43">int prod = 1;</text:p>
              <text:p text:style-name="P43">for (int i = 1; i &lt;= 10; i++) </text:p>
              <text:p text:style-name="P43">{</text:p>
              <text:p text:style-name="P44"><text:s text:c="4"/>if (i == 5) </text:p>
              <text:p text:style-name="P44"><text:s text:c="4"/>{</text:p>
              <text:p text:style-name="P44"><text:s text:c="8"/>i == 11; // force i to have value to stop</text:p>
              <text:p text:style-name="P44"><text:s text:c="17"/>// the for-loop </text:p>
              <text:p text:style-name="P44"><text:s text:c="8"/>continue;<text:line-break/> <text:s text:c="3"/>}</text:p>
              <text:p text:style-name="P43"><text:s text:c="4"/>prod *= i;</text:p>
              <text:p text:style-name="P43">}</text:p>
            </table:table-cell>
          </table:table-row>
        </table:table-header-rows>
      </table:table>
      <text:p text:style-name="P13"/>
      <text:p text:style-name="P16"><text:span text:style-name="T8">Unfortunately this method requires knowing the bound of the values assumed by </text:span>i<text:span text:style-name="T8"> and hence can be dangerous. Therefore ... DON'T DO IT!</text:span></text:p>
      <text:p text:style-name="P13"/>
      <text:p text:style-name="P13">In fact, the general advice is this: <text:span text:style-name="T3">A much as possible, do not modify the control/index/counter variable in the body of the </text:span><text:span text:style-name="T32">for</text:span><text:span text:style-name="T3">-loop.</text:span></text:p>
      <text:p text:style-name="P13"/>
      <text:p text:style-name="P13"/>
      <text:p text:style-name="P16"/>
      <text:p text:style-name="P29">WARNING: <text:span text:style-name="T2">break</text:span> and <text:span text:style-name="T2">continue</text:span> are shallow!</text:p>
      <text:p text:style-name="P14"/>
      <text:p text:style-name="P14"/>
      <text:p text:style-name="P13">It's very important to remember that the <text:span text:style-name="T30">break</text:span> statement only break<text:span text:style-name="T35">s</text:span> out of the loop the program is <text:span text:style-name="T3">currently</text:span> in!!!</text:p>
      <text:p text:style-name="P13"/>
      <table:table table:name="Table5" table:style-name="Table5">
        <table:table-column table:style-name="Table5.A"/>
        <table:table-row>
          <table:table-cell table:style-name="Table5.A1" office:value-type="string">
            <text:p text:style-name="P33">for (int i = 0; i &lt; 5; i++)</text:p>
            <text:p text:style-name="P33">{</text:p>
            <text:p text:style-name="P33"><text:s text:c="4"/>std::cout &lt;&lt; "i: " &lt;&lt; i &lt;&lt; std::endl;</text:p>
            <text:p text:style-name="P33"><text:s text:c="4"/>for (int j = 0; j &lt; 5; i++)</text:p>
            <text:p text:style-name="P33"><text:s text:c="4"/>{</text:p>
            <text:p text:style-name="P33"><text:s text:c="8"/>if (j == 3) break; // WHERE DO YOU GO?</text:p>
            <text:p text:style-name="P33"><text:s text:c="8"/>std::cout &lt;&lt; " <text:s/>j: " &lt;&lt; j &lt;&lt; std::endl;<text:line-break/> <text:s text:c="3"/>}<text:line-break/>}</text:p>
          </table:table-cell>
        </table:table-row>
      </table:table>
      <text:p text:style-name="P13"/>
      <text:p text:style-name="P13"/>
      <text:p text:style-name="P13">Likewise <text:span text:style-name="T30">continue</text:span> only applies <text:span text:style-name="T35">to </text:span>the current loop:</text:p>
      <table:table table:name="Table6" table:style-name="Table6">
        <table:table-column table:style-name="Table6.A"/>
        <table:table-row>
          <table:table-cell table:style-name="Table6.A1" office:value-type="string">
            <text:p text:style-name="P33">for (int i = 0; i &lt; 5; i++)</text:p>
            <text:p text:style-name="P33">{</text:p>
            <text:p text:style-name="P33"><text:s text:c="4"/>std::cout &lt;&lt; i &lt;&lt; std::endl;</text:p>
            <text:p text:style-name="P33"><text:s text:c="4"/>for (int j = 0; j &lt; 5; i++)</text:p>
            <text:p text:style-name="P33"><text:s text:c="4"/>{</text:p>
            <text:p text:style-name="P33"><text:s text:c="8"/>if (j == 3) continue; // WHERE DO YOU GO?</text:p>
            <text:p text:style-name="P33"><text:s text:c="8"/>std::cout &lt;&lt; j &lt;&lt; std::endl;<text:line-break/> <text:s text:c="3"/>}<text:line-break/>}</text:p>
          </table:table-cell>
        </table:table-row>
      </table:table>
      <text:p text:style-name="P13"/>
      <text:p text:style-name="P13">This is the same for nested <text:span text:style-name="T30">while</text:span>-loops or a <text:span text:style-name="T30">for</text:span>-loop containing a <text:span text:style-name="T30">while</text:span>-loop.</text:p>
      <text:p text:style-name="P29">Breaking out of Deeply Nested Loops</text:p>
      <text:p text:style-name="P13"/>
      <text:p text:style-name="P13">Now what if the <text:span text:style-name="T30">break</text:span> in the above example is really meant to break out of BOTH <text:span text:style-name="T30">for</text:span>-loops?</text:p>
      <text:p text:style-name="P13"/>
      <text:p text:style-name="P13">One way <text:span text:style-name="T35">to accomplish this </text:span>would be to use a special boolean flag to indicate that a complete break is needed. Here's an example. Suppose you have this code:</text:p>
      <table:table table:name="Table15" table:style-name="Table15">
        <table:table-column table:style-name="Table15.A"/>
        <table:table-header-rows>
          <table:table-row>
            <table:table-cell table:style-name="Table15.A1" office:value-type="string">
              <text:p text:style-name="P31">for (int i = 0; i &lt; 10; i++) </text:p>
              <text:p text:style-name="P31">{</text:p>
              <text:p text:style-name="P31"><text:s text:c="4"/>... SOME STATEMENTS ...</text:p>
              <text:p text:style-name="P31"/>
              <text:p text:style-name="P31"><text:s text:c="4"/>for (int j = 0; j &lt; i; j++) </text:p>
              <text:p text:style-name="P31"><text:s text:c="4"/>{</text:p>
              <text:p text:style-name="P31"><text:s text:c="8"/>if (j == 3) </text:p>
              <text:p text:style-name="P31"><text:s text:c="8"/>{</text:p>
              <text:p text:style-name="P31"><text:s text:c="11"/>// WANT TO BREAK OUT OF *BOTH* LOOPS</text:p>
              <text:p text:style-name="P31"><text:s text:c="8"/>}</text:p>
              <text:p text:style-name="P31"><text:s text:c="4"/>}</text:p>
              <text:p text:style-name="P31"/>
              <text:p text:style-name="P31"><text:s text:c="4"/>... SOME STATEMENTS ...</text:p>
              <text:p text:style-name="P31">}</text:p>
            </table:table-cell>
          </table:table-row>
        </table:table-header-rows>
      </table:table>
      <text:p text:style-name="P13"/>
      <text:p text:style-name="P13">You modify it in this manner:</text:p>
      <table:table table:name="Table7" table:style-name="Table7">
        <table:table-column table:style-name="Table7.A"/>
        <table:table-header-rows>
          <table:table-row>
            <table:table-cell table:style-name="Table7.A1" office:value-type="string">
              <text:p text:style-name="P31">for (int i = 0; i &lt; 10 &amp;&amp; !stop; i++) </text:p>
              <text:p text:style-name="P31">{</text:p>
              <text:p text:style-name="P31"><text:s text:c="4"/>... SOME STATEMENTS ...</text:p>
              <text:p text:style-name="P31"/>
              <text:p text:style-name="P34"><text:s text:c="4"/>bool stop = false;</text:p>
              <text:p text:style-name="P31"><text:s text:c="4"/>for (int j = 0; j &lt; i; j++) </text:p>
              <text:p text:style-name="P31"><text:s text:c="4"/>{</text:p>
              <text:p text:style-name="P31"><text:s text:c="8"/>if ( j == 3 ) </text:p>
              <text:p text:style-name="P31"><text:s text:c="8"/>{</text:p>
              <text:p text:style-name="P34"><text:s text:c="11"/>stop = true;</text:p>
              <text:p text:style-name="P34"><text:s text:c="11"/>break; // break of of inner loop</text:p>
              <text:p text:style-name="P31"><text:s text:c="8"/>}</text:p>
              <text:p text:style-name="P31"><text:s text:c="4"/>}</text:p>
              <text:p text:style-name="P34"><text:s text:c="4"/>if (stop) break; // break out of outer loop</text:p>
              <text:p text:style-name="P34"/>
              <text:p text:style-name="P35"><text:s text:c="4"/>... SOME STATEMENTS ... </text:p>
              <text:p text:style-name="P31">}</text:p>
            </table:table-cell>
          </table:table-row>
        </table:table-header-rows>
      </table:table>
      <text:p text:style-name="P13"/>
      <text:p text:style-name="P13">So in general (i.e. for both the <text:span text:style-name="T30">for</text:span>-loop and the <text:span text:style-name="T30">while</text:span>-loop) you have something like this:</text:p>
      <table:table table:name="Table11" table:style-name="Table11">
        <table:table-column table:style-name="Table11.A"/>
        <table:table-row>
          <table:table-cell table:style-name="Table11.A1" office:value-type="string">
            <text:p text:style-name="P33">begin of loop1</text:p>
            <text:p text:style-name="P33"/>
            <text:p text:style-name="P33"><text:s text:c="4"/>bool stop = false</text:p>
            <text:p text:style-name="P33"><text:s text:c="4"/>begin of loop2</text:p>
            <text:p text:style-name="P33"><text:s text:c="8"/>if ([bool expr]):</text:p>
            <text:p text:style-name="P33"><text:s text:c="12"/>stop = true</text:p>
            <text:p text:style-name="P33"><text:s text:c="12"/>break</text:p>
            <text:p text:style-name="P33"><text:s text:c="4"/>end of loop2</text:p>
            <text:p text:style-name="P33"><text:soft-page-break/></text:p>
            <text:p text:style-name="P33">end of loop1</text:p>
          </table:table-cell>
        </table:table-row>
      </table:table>
      <text:p text:style-name="P13"/>
      <text:p text:style-name="P4"><text:span text:style-name="T10">As you can see things can go </text:span><text:span text:style-name="T12">pretty ugly</text:span><text:span text:style-name="T10">. The best is to try to simplify the actual </text:span><text:span text:style-name="T13">for</text:span><text:span text:style-name="T10">-loop or even the whole program whenever possible rather than trying to insert controls to break out in the middle of the </text:span><text:span text:style-name="T13">for</text:span><text:span text:style-name="T10">-loop (or </text:span><text:span text:style-name="T13">while</text:span><text:span text:style-name="T10">-loop).</text:span></text:p>
      <text:p text:style-name="P13"/>
      <text:p text:style-name="P13"/>
      <text:p text:style-name="P4"><text:span text:style-name="T11">Exercise.</text:span><text:span text:style-name="T10"> Here's a simple drill. You own a certain number of banks (at most 100) and each bank has a certain number of accounts (at most 1000). This program helps you calculate how much you have altogether in the banks. When entering the amount in each account at a bank, if you enter 0, you will immediately go to the next bank and if you enter -1, the program will print the total and stop. Complete the program!</text:span></text:p>
      <table:table table:name="Table23" table:style-name="Table23">
        <table:table-column table:style-name="Table23.A"/>
        <table:table-row>
          <table:table-cell table:style-name="Table23.A1" office:value-type="string">
            <text:p text:style-name="P31">double total = 0;</text:p>
            <text:p text:style-name="P31">for (int bank = 0; bank &lt; 100; ++bank)</text:p>
            <text:p text:style-name="P31">{</text:p>
            <text:p text:style-name="P31"><text:s text:c="4"/>std::cout &lt;&lt; "bank #" &lt;&lt; i &lt;&lt; '\n';</text:p>
            <text:p text:style-name="P31"/>
            <text:p text:style-name="P31"><text:s text:c="4"/>for (int account = 0; account &lt;= 1000; ++account)</text:p>
            <text:p text:style-name="P31"><text:s text:c="4"/>{</text:p>
            <text:p text:style-name="P31"><text:s text:c="8"/>std::cout &lt;&lt; "account #" &lt;&lt; account &lt;&lt; "\n";</text:p>
            <text:p text:style-name="P31"><text:s text:c="8"/>std::cout &lt;&lt; "amount (0:next bank, -1:exit)";</text:p>
            <text:p text:style-name="P31"><text:s text:c="8"/>double amount = 0;</text:p>
            <text:p text:style-name="P31"><text:s text:c="8"/>std::cin &gt;&gt; amount;</text:p>
            <text:p text:style-name="P31"><text:s text:c="8"/>if (amount == 0)</text:p>
            <text:p text:style-name="P31"><text:s text:c="8"/>{</text:p>
            <text:p text:style-name="P31"><text:s text:c="13"/>// exit this for-loop and go to </text:p>
            <text:p text:style-name="P31"><text:s text:c="13"/>// next bank </text:p>
            <text:p text:style-name="P31"/>
            <text:p text:style-name="P31"/>
            <text:p text:style-name="P31"><text:s text:c="8"/>}</text:p>
            <text:p text:style-name="P31"><text:s text:c="8"/>if (amount == -1)</text:p>
            <text:p text:style-name="P31"><text:s text:c="8"/>{</text:p>
            <text:p text:style-name="P31"><text:s text:c="13"/>// exit both for-loops and go to </text:p>
            <text:p text:style-name="P31"><text:s text:c="13"/>// print total</text:p>
            <text:p text:style-name="P31"/>
            <text:p text:style-name="P31"/>
            <text:p text:style-name="P31"><text:s text:c="8"/>}</text:p>
            <text:p text:style-name="P31"><text:s text:c="8"/>total += amount;</text:p>
            <text:p text:style-name="P31"><text:s text:c="4"/>}</text:p>
            <text:p text:style-name="P31"/>
            <text:p text:style-name="P31">}</text:p>
            <text:p text:style-name="P31"/>
            <text:p text:style-name="P31">// print total</text:p>
            <text:p text:style-name="P31">std::cout &lt;&lt; total &lt;&lt; '\n';</text:p>
          </table:table-cell>
        </table:table-row>
      </table:table>
      <text:p text:style-name="P13"/>
      <text:p text:style-name="P13"/>
      <text:p text:style-name="P28">Numerical Approximation</text:p>
      <text:p text:style-name="P6"/>
      <text:p text:style-name="P6">Look at this sum:</text:p>
      <text:p text:style-name="P17"><text:tab/> <text:s text:c="5"/>1 <text:s text:c="6"/>1 <text:s text:c="6"/>1 <text:s text:c="6"/>1 <text:s text:c="6"/>1</text:p>
      <text:p text:style-name="P17"><text:tab/>t = ----- + ----- + ----- + ----- + -----</text:p>
      <text:p text:style-name="P17"><text:tab/> <text:s text:c="3"/>1 * 1 <text:s text:c="2"/>2 * 2 <text:s text:c="2"/>3 * 3 <text:s text:c="2"/>4 * 4 <text:s text:c="2"/>5 * 5</text:p>
      <text:p text:style-name="P6">This is a sum of 5 terms. It's easy to write a program to compute the sum – you have seen similar examples before.</text:p>
      <text:p text:style-name="P6"/>
      <text:p text:style-name="P6"/>
      <text:p text:style-name="P6"><text:span text:style-name="T6">Exercise.</text:span> Write a program that computes t. Should you use a <text:span text:style-name="T30">for</text:span>-loop or a <text:span text:style-name="T30">while</text:span>-loop? The value you get should be approximately 1.46361. </text:p>
      <text:p text:style-name="P6"/>
      <text:p text:style-name="P6"/>
      <text:p text:style-name="P6"><text:span text:style-name="T6">Exercise.</text:span> Now modify the above program to compute </text:p>
      <text:p text:style-name="P17"><text:s text:c="6"/>1 <text:s text:c="6"/>1 <text:s text:c="6"/>1 <text:s text:c="6"/>1 <text:s text:c="6"/>1 <text:s text:c="6"/>1</text:p>
      <text:p text:style-name="P17"><text:s text:c="4"/>----- + ----- + ----- + ----- + ----- + -----</text:p>
      <text:p text:style-name="P17"><text:s text:c="4"/>1 * 1 <text:s text:c="2"/>2 * 2 <text:s text:c="2"/>3 * 3 <text:s text:c="2"/>4 * 4 <text:s text:c="2"/>5 * 5 <text:s text:c="2"/>6 * 6</text:p>
      <text:p text:style-name="P6">The value should be 1.49139. (If you get 1 then you know you're wrong.)</text:p>
      <text:p text:style-name="P6"/>
      <text:p text:style-name="P6"><text:span text:style-name="T6">Exercise.</text:span> The first program of this section computes a sum of 5 terms. The second computes a sum of six terms. Now do the obvious: Rewrite your program so that it prompts the user how many terms to use in the sum. Let's say the variable for the number of terms is <text:span text:style-name="T30">n</text:span>.</text:p>
      <text:p text:style-name="P6"/>
      <text:p text:style-name="P6"/>
      <text:p text:style-name="P6"><text:span text:style-name="T6">Exercise.</text:span> Modify your program to print the following values:</text:p>
      <text:p text:style-name="P17"><text:s text:c="6"/>1 <text:s text:c="2"/></text:p>
      <text:p text:style-name="P17"><text:s text:c="4"/>-----</text:p>
      <text:p text:style-name="P17"><text:s text:c="4"/>1 * 1</text:p>
      <text:p text:style-name="P17"/>
      <text:p text:style-name="P17"><text:s text:c="2"/><text:tab/>1 <text:s text:c="6"/>1</text:p>
      <text:p text:style-name="P17"><text:s text:c="4"/>----- + -----</text:p>
      <text:p text:style-name="P17"><text:s text:c="4"/>1 * 1 <text:s text:c="2"/>2 * 2</text:p>
      <text:p text:style-name="P17"/>
      <text:p text:style-name="P17"><text:s text:c="2"/><text:tab/>1 <text:s text:c="6"/>1 <text:s text:c="6"/>1</text:p>
      <text:p text:style-name="P17"><text:s text:c="4"/>----- + ----- + -----</text:p>
      <text:p text:style-name="P17"><text:s text:c="4"/>1 * 1 <text:s text:c="2"/>2 * 2 <text:s text:c="2"/>3 * 3</text:p>
      <text:p text:style-name="P17"/>
      <text:p text:style-name="P17"><text:s text:c="2"/><text:tab/>1 <text:s text:c="6"/>1 <text:s text:c="6"/>1 <text:s text:c="6"/>1</text:p>
      <text:p text:style-name="P17"><text:s text:c="4"/>----- + ----- + ----- + -----</text:p>
      <text:p text:style-name="P17"><text:s text:c="4"/>1 * 1 <text:s text:c="2"/>2 * 2 <text:s text:c="2"/>3 * 3 <text:s text:c="2"/>4 * 4</text:p>
      <text:p text:style-name="P17"/>
      <text:p text:style-name="P17"><text:s text:c="2"/><text:tab/>1 <text:s text:c="6"/>1 <text:s text:c="6"/>1 <text:s text:c="6"/>1 <text:s text:c="6"/>1</text:p>
      <text:p text:style-name="P17"><text:s text:c="4"/>----- + ----- + ----- + ----- + -----</text:p>
      <text:p text:style-name="P17"><text:s text:c="4"/>1 * 1 <text:s text:c="2"/>2 * 2 <text:s text:c="2"/>3 * 3 <text:s text:c="2"/>4 * 4 <text:s text:c="2"/>5 * 5</text:p>
      <text:p text:style-name="P17"/>
      <text:p text:style-name="P6">up to</text:p>
      <text:p text:style-name="P17"><text:s text:c="2"/><text:tab/>1 <text:s text:c="6"/>1 <text:s text:c="6"/>1 <text:s text:c="13"/>1</text:p>
      <text:p text:style-name="P17"><text:s text:c="4"/>----- + ----- + ----- + ... + -------</text:p>
      <text:p text:style-name="P17"><text:s text:c="4"/>1 * 1 <text:s text:c="2"/>2 * 2 <text:s text:c="2"/>3 * 3 <text:s text:c="8"/>10 * 10</text:p>
      <text:p text:style-name="P6">You should get this:</text:p>
      <table:table table:name="Table18" table:style-name="Table18">
        <table:table-column table:style-name="Table18.A"/>
        <table:table-row>
          <table:table-cell table:style-name="Table18.A1" office:value-type="string">
            <text:p text:style-name="P31">1</text:p>
            <text:p text:style-name="P31"><text:soft-page-break/>1.25</text:p>
            <text:p text:style-name="P31">1.36111</text:p>
            <text:p text:style-name="P31">1.42361</text:p>
            <text:p text:style-name="P31">1.46361</text:p>
            <text:p text:style-name="P31">1.49139</text:p>
            <text:p text:style-name="P31">1.5118</text:p>
            <text:p text:style-name="P31">1.52742</text:p>
            <text:p text:style-name="P31">1.53977</text:p>
            <text:p text:style-name="P31">1.54977</text:p>
          </table:table-cell>
        </table:table-row>
      </table:table>
      <text:p text:style-name="P6"/>
      <text:p text:style-name="P6">Now let the printout go up to a sum of 20 terms, then 30 terms, etc. Keep going until the <text:span text:style-name="T35">first</text:span> 5 decimal places stops changing.</text:p>
      <text:p text:style-name="P6"/>
      <text:p text:style-name="P6">Basically, what you're doing in the previous exercises is to compute the approximations to </text:p>
      <text:p text:style-name="P17"><text:tab/> <text:s text:c="5"/>1 <text:s text:c="6"/>1 <text:s text:c="6"/>1 <text:s text:c="6"/>1 <text:s text:c="6"/>1</text:p>
      <text:p text:style-name="P17"><text:tab/>s = ----- + ----- + ----- + ----- + ----- + ...</text:p>
      <text:p text:style-name="P17"><text:tab/> <text:s text:c="3"/>1 * 1 <text:s text:c="2"/>2 * 2 <text:s text:c="2"/>3 * 3 <text:s text:c="2"/>4 * 4 <text:s text:c="2"/>5 * 5</text:p>
      <text:p text:style-name="P6"/>
      <text:p text:style-name="P6">Note that this goes on forever. The reason why it stops changing after a while is that the term you're adding to the sum gets smaller and smaller “very quickly”:</text:p>
      <text:p text:style-name="P6"/>
      <text:p text:style-name="P17"><text:s text:c="5"/><text:tab/> <text:s/>1 <text:s text:c="2"/></text:p>
      <text:p text:style-name="P17"><text:tab/>-----</text:p>
      <text:p text:style-name="P17"><text:tab/>i * i</text:p>
      <text:p text:style-name="P6"/>
      <text:p text:style-name="P6">If you want to know more, you should take Calc 2. This is not a Calc class.</text:p>
      <text:p text:style-name="P6"/>
      <text:p text:style-name="P6">(To the math folks: If you keep going forever you get</text:p>
      <text:p text:style-name="P7"><text:span text:style-name="T14">π</text:span><text:span text:style-name="T15">2</text:span></text:p>
      <text:p text:style-name="P19">6</text:p>
      <text:p text:style-name="P8">correct?)</text:p>
      <text:p text:style-name="P8"/>
      <text:p text:style-name="P6">Computations of approximations is important for many kinds of applications including scientific, mathematical, and business applications.</text:p>
      <text:p text:style-name="P6"/>
      <text:p text:style-name="P6">Now suppose you work for NASA and you need to compute the above sum</text:p>
      <text:p text:style-name="P6"/>
      <text:p text:style-name="P17"><text:tab/> <text:s text:c="5"/>1 <text:s text:c="6"/>1 <text:s text:c="6"/>1 <text:s text:c="6"/>1 <text:s text:c="6"/>1</text:p>
      <text:p text:style-name="P17"><text:tab/>s = ----- + ----- + ----- + ----- + ----- + ...</text:p>
      <text:p text:style-name="P17"><text:tab/> <text:s text:c="3"/>1 * 1 <text:s text:c="2"/>2 * 2 <text:s text:c="2"/>3 * 3 <text:s text:c="2"/>4 * 4 <text:s text:c="2"/>5 * 5</text:p>
      <text:p text:style-name="P6"/>
      <text:p text:style-name="P6">(which goes on forever) up to 10 decimal places. You can do what we did early: Keep including more and more terms. You need to get C++ to reveal more decimal places (use <text:span text:style-name="T2">std::setprecision()</text:span>). That would be really time consuming.</text:p>
      <text:p text:style-name="P6"/>
      <text:p text:style-name="P6">Another way is to let the <text:span text:style-name="T30">for</text:span>-loop run without an upper limit for <text:span text:style-name="T30">i</text:span> (how would you do that?) and when you see the first 10 decimal places not changing you can write it down (if you can see it scrolling by) and stop the program manually. But this might take a while and if you go out to <text:soft-page-break/>lunch, the <text:span text:style-name="T30">for</text:span>-loop keeps running even after the first 10 decimal places <text:span text:style-name="T35">stop</text:span> changing. This is a waste of CPU time.</text:p>
      <text:p text:style-name="P6"/>
      <text:p text:style-name="P6">We need to figure out how to stop the loop AUTOMATICALLY.</text:p>
      <text:p text:style-name="P9"/>
      <text:p text:style-name="P6">By the way if you look at the term:</text:p>
      <text:p text:style-name="P6"/>
      <text:p text:style-name="P17"><text:s text:c="5"/><text:tab/> <text:s/>1 <text:s text:c="2"/></text:p>
      <text:p text:style-name="P17"><text:tab/>-----</text:p>
      <text:p text:style-name="P17"><text:tab/>i * i</text:p>
      <text:p text:style-name="P6"/>
      <text:p text:style-name="P6">obviously you want to avoid integer division. So in C++ you should do</text:p>
      <text:p text:style-name="P17"/>
      <text:list xml:id="list405641055801482991" text:style-name="L2">
        <text:list-item>
          <text:list>
            <text:list-header>
              <text:p text:style-name="P52">1.0 / (i * i)</text:p>
            </text:list-header>
          </text:list>
        </text:list-item>
      </text:list>
      <text:p text:style-name="P17"/>
      <text:p text:style-name="P6">But besides fixing the division problem, you have another: recall that an <text:span text:style-name="T30">int</text:span> value in C++ does not go on forever. If you want to represent bigger numbers, you should do</text:p>
      <text:p text:style-name="P6"/>
      <text:list xml:id="list120302550776967" text:continue-numbering="true" text:style-name="L2">
        <text:list-item>
          <text:list>
            <text:list-header>
              <text:p text:style-name="P52">1.0 / (double(i) * i)</text:p>
            </text:list-header>
          </text:list>
        </text:list-item>
      </text:list>
      <text:p text:style-name="P17"/>
      <text:p text:style-name="P6">i.e. even the denominator multiplication should be “doubled”-up.</text:p>
      <text:p text:style-name="P17"/>
      <text:p text:style-name="P17"/>
      <text:p text:style-name="P6"><text:span text:style-name="T6">Exercise. </text:span>Repeat the above example with this:</text:p>
      <text:p text:style-name="P6"/>
      <text:p text:style-name="P6"><text:s/><text:span text:style-name="T2"><text:s text:c="6"/>1 <text:s text:c="6"/>1 <text:s text:c="6"/>1 <text:s text:c="6"/>1 <text:s text:c="6"/>1</text:span></text:p>
      <text:p text:style-name="P17">s = ----- + ----- + ----- + ----- + ----- + ...</text:p>
      <text:p text:style-name="P17"><text:s text:c="4"/>1*1*1 <text:s text:c="2"/>2*2*2 <text:s text:c="2"/>3*3*3 <text:s text:c="2"/>4*4*4 <text:s text:c="2"/>5*5*5</text:p>
      <text:p text:style-name="P9"/>
      <text:p text:style-name="P6"/>
      <text:p text:style-name="P6"><text:span text:style-name="T6">Exercise. </text:span>Repeat the above example with this:</text:p>
      <text:p text:style-name="P6"/>
      <text:p text:style-name="P6"><text:s/><text:span text:style-name="T2"><text:s text:c="6"/>1 <text:s text:c="6"/>1 <text:s text:c="6"/>1 <text:s text:c="4"/></text:span></text:p>
      <text:p text:style-name="P17">s = ----- + ----- + ----- + ...</text:p>
      <text:p text:style-name="P17"><text:s text:c="4"/>1 * 1 <text:s text:c="2"/>3 * 3 <text:s text:c="2"/>5 * 5</text:p>
      <text:p text:style-name="P9"/>
      <text:p text:style-name="P9"/>
      <text:p text:style-name="P6"><text:span text:style-name="T6">Exercise. </text:span>Repeat the above example with this:</text:p>
      <text:p text:style-name="P6"/>
      <text:p text:style-name="P17"><text:s text:c="6"/>1 <text:s text:c="6"/>1 <text:s text:c="6"/>1 <text:s text:c="6"/>1</text:p>
      <text:p text:style-name="P17">s = ----- - ----- + ----- - ----- ...</text:p>
      <text:p text:style-name="P17"><text:s text:c="4"/>1 * 1 <text:s text:c="2"/>3 * 3 <text:s text:c="2"/>5 * 5 <text:s text:c="2"/>7 * 7</text:p>
      <text:p text:style-name="P9"/>
      <text:p text:style-name="P6">(WARNING: Note the alternating + and – signs.)</text:p>
      <text:p text:style-name="P6"/>
      <text:p text:style-name="P6"/>
      <text:p text:style-name="P6"><text:span text:style-name="T6">Exercise. </text:span>Repeat the above example with this:</text:p>
      <text:p text:style-name="P6"/>
      <text:p text:style-name="P17"><text:s text:c="4"/>1 <text:s text:c="3"/>1 <text:s text:c="5"/>1 <text:s text:c="7"/>1 <text:s text:c="9"/>1</text:p>
      <text:p text:style-name="P17">s = - + --- + ----- + ------- + --------- + ...</text:p>
      <text:p text:style-name="P17"><text:s text:c="4"/>1 <text:s text:c="2"/>1*2 <text:s text:c="2"/>1*2*3 <text:s text:c="2"/>1*2*3*4 <text:s text:c="2"/>1*2*3*4*5</text:p>
      <text:p text:style-name="P9"/>
      <text:p text:style-name="P9"/>
      <text:p text:style-name="P28">Numerical Approximation: Stopping the Approximation Process</text:p>
      <text:p text:style-name="P6"/>
      <text:p text:style-name="P6">To really answer the last question, you need to know a little more math. So I'm going to simplify the problem. </text:p>
      <text:p text:style-name="P6"/>
      <text:p text:style-name="P6">Instead of stopping the computation when the further computations will not change the first 10 decimal places, I'll replace the stopping condition with this: Stop the approximation process when the <text:span text:style-name="T3">first 5 decimal places of two consecutive approximations are the same</text:span>. I'll give you the code structure for the general problem.</text:p>
      <text:p text:style-name="P6"/>
      <text:p text:style-name="P6">What I mean is this. Suppose the following are values from an approximation and you want to stop when two consecutive approximations have the same first 3 decimal places:</text:p>
      <text:p text:style-name="P6"/>
      <text:p text:style-name="P6"><text:tab/>1.1<text:tab/>1.123<text:tab/>1.1345<text:tab/>1.1355<text:tab/><text:span text:style-name="T6">1.1356</text:span><text:tab/>1.1357</text:p>
      <text:p text:style-name="P6"/>
      <text:p text:style-name="P6">You should stop at the number in bold: Look at its first 3 decimal places and the first decimal places of the previous number. Get it?</text:p>
      <text:p text:style-name="P18"/>
      <text:p text:style-name="P18">OK. Let's do it. </text:p>
      <text:p text:style-name="P18"/>
      <text:p text:style-name="P18">Note that since you need to compare <text:span text:style-name="T3">two consecutive approximations</text:span>, that tells you that the computer is thinking about two approximations at the same time: You need two variables to hold consecutive approximations. Let's use the previous values as a simulation. The values computed are:</text:p>
      <text:p text:style-name="P18"/>
      <text:p text:style-name="P6"><text:tab/>1.1<text:tab/>1.123<text:tab/>1.1345<text:tab/>1.1355<text:tab/><text:span text:style-name="T6">1.1356</text:span><text:tab/>1.1357</text:p>
      <text:p text:style-name="P21"/>
      <text:p text:style-name="P18">Let's call the two approximation variables a0, a1. You can also think of a0 and a1 scanning over the above numbers hand-in-hand:</text:p>
      <text:p text:style-name="P18"/>
      <text:p text:style-name="P6"><text:tab/>1.1<text:tab/>1.123<text:tab/>1.1345<text:tab/>1.1355<text:tab/><text:span text:style-name="T6">1.1356</text:span><text:tab/>1.1357</text:p>
      <text:p text:style-name="P18"><text:tab/>a0<text:tab/>a1</text:p>
      <text:p text:style-name="P18"/>
      <text:p text:style-name="P6"><text:tab/>1.1<text:tab/>1.123<text:tab/>1.1345<text:tab/>1.1355<text:tab/><text:span text:style-name="T6">1.1356</text:span><text:tab/>1.1357</text:p>
      <text:p text:style-name="P18"><text:tab/><text:tab/>a0<text:tab/>a1</text:p>
      <text:p text:style-name="P18"/>
      <text:p text:style-name="P6"><text:tab/>1.1<text:tab/>1.123<text:tab/>1.1345<text:tab/>1.1355<text:tab/><text:span text:style-name="T6">1.1356</text:span><text:tab/>1.1357</text:p>
      <text:p text:style-name="P18"><text:tab/><text:tab/><text:tab/>a0<text:tab/>a1</text:p>
      <text:p text:style-name="P18"/>
      <text:p text:style-name="P6"><text:tab/>1.1<text:tab/>1.123<text:tab/>1.1345<text:tab/>1.1355<text:tab/><text:span text:style-name="T6">1.1356</text:span><text:tab/>1.1357</text:p>
      <text:p text:style-name="P18"><text:tab/><text:tab/><text:tab/><text:tab/>a0<text:tab/>a1</text:p>
      <text:p text:style-name="P18"/>
      <text:p text:style-name="P18">and we stop at this point because the first three decimal places of a0 and a1 at this point are the same.</text:p>
      <text:p text:style-name="P18"/>
      <text:p text:style-name="P20"><text:soft-page-break/>Hmmm ... it seems like we need to initialize a0 and a1 with the first two approximations. But there's something about the loop .... Look at the first two lines. </text:p>
      <text:p text:style-name="P20"/>
      <text:p text:style-name="P6"><text:tab/>1.1<text:tab/>1.123<text:tab/>1.1345<text:tab/>1.1355<text:tab/><text:span text:style-name="T6">1.1356</text:span><text:tab/>1.1357</text:p>
      <text:p text:style-name="P18"><text:tab/>a0<text:tab/>a1</text:p>
      <text:p text:style-name="P20"/>
      <text:p text:style-name="P6"><text:tab/>1.1<text:tab/>1.123<text:tab/>1.1345<text:tab/>1.1355<text:tab/><text:span text:style-name="T6">1.1356</text:span><text:tab/>1.1357</text:p>
      <text:p text:style-name="P18"><text:tab/><text:tab/>a0<text:tab/>a1</text:p>
      <text:p text:style-name="P20"/>
      <text:p text:style-name="P20">The pseudocode for the above two data lines looks like this:</text:p>
      <text:p text:style-name="P20"/>
      <text:p text:style-name="P20"><text:tab/>compute first approximation and put into a0</text:p>
      <text:p text:style-name="P20"><text:tab/>compute second approximation and put in to a1</text:p>
      <text:p text:style-name="P20"/>
      <text:p text:style-name="P20"><text:tab/>compute second approximation and put into a0</text:p>
      <text:p text:style-name="P20"><text:tab/>compute third approximation and put in to a1</text:p>
      <text:p text:style-name="P20"><text:tab/></text:p>
      <text:p text:style-name="P20">But a better way is this:</text:p>
      <text:p text:style-name="P20"/>
      <text:p text:style-name="P20"><text:tab/>compute first approximation and put into a0</text:p>
      <text:p text:style-name="P20"><text:tab/>compute second approximation and put in to a1</text:p>
      <text:p text:style-name="P20"/>
      <text:p text:style-name="P20"><text:tab/><text:span text:style-name="T6">a0 = a1</text:span></text:p>
      <text:p text:style-name="P20"><text:tab/>compute third approximation and put in to a1</text:p>
      <text:p text:style-name="P20"/>
      <text:p text:style-name="P20">See it? By the way, note that the computation of the next (third) approximation should depend on the current (second) approximation. You don't have to do it from scratch. For instance, to compute</text:p>
      <text:p text:style-name="P20"/>
      <text:p text:style-name="P17"><text:s text:c="2"/><text:tab/>1 <text:s text:c="6"/>1 <text:s text:c="6"/>1</text:p>
      <text:p text:style-name="P17"><text:s text:c="4"/>----- + ----- + -----</text:p>
      <text:p text:style-name="P17"><text:s text:c="4"/>1 * 1 <text:s text:c="2"/>2 * 2 <text:s text:c="2"/>3 * 3</text:p>
      <text:p text:style-name="P17"/>
      <text:p text:style-name="P20">you just need to add <text:span text:style-name="T2">1.0/(3*3)</text:span> to </text:p>
      <text:p text:style-name="P20"/>
      <text:p text:style-name="P17"><text:s text:c="2"/><text:tab/>1 <text:s text:c="6"/>1</text:p>
      <text:p text:style-name="P17"><text:s text:c="4"/>----- + -----</text:p>
      <text:p text:style-name="P17"><text:s text:c="4"/>1 * 1 <text:s text:c="2"/>2 * 2</text:p>
      <text:p text:style-name="P18"/>
      <text:p text:style-name="P20">What about the ending condition? The right thing to do is to first compute the new approximation and then terminate the loop if a0 and a1 are close enough, say they are less than 0.0001 apart. What does that mean? That means we stop the loop if either</text:p>
      <text:p text:style-name="P20"/>
      <text:p text:style-name="P19">a0 – a1 &lt; 0.0001</text:p>
      <text:p text:style-name="P19"/>
      <text:p text:style-name="P20">or</text:p>
      <text:p text:style-name="P20"/>
      <text:p text:style-name="P19">a1 – a0 &lt; 0.0001</text:p>
      <text:p text:style-name="P20"/>
      <text:p text:style-name="P20">In other words we stop if mathematically</text:p>
      <text:p text:style-name="P20"/>
      <text:p text:style-name="P19">| a1 – a0 | &lt; 0.0001</text:p>
      <text:p text:style-name="P20"><text:soft-page-break/></text:p>
      <text:p text:style-name="P20">where | ... | means “the absolute value of”. In C++ the absolute value is given by the <text:span text:style-name="T2">abs()</text:span> function for integer values and <text:span text:style-name="T2">fabs()</text:span> for double. The above becomes</text:p>
      <text:p text:style-name="P20"/>
      <text:p text:style-name="P25">fabs(a0 – a1) &lt; 0.0001</text:p>
      <text:p text:style-name="P20"/>
      <text:p text:style-name="P20">You might need to <text:span text:style-name="T2">#include &lt;cmath&gt;</text:span> to use the <text:span text:style-name="T2">abs()</text:span> or <text:span text:style-name="T2">fabs()</text:span> function.</text:p>
      <text:p text:style-name="P20"/>
      <text:p text:style-name="P20"/>
      <text:p text:style-name="P20"><text:span text:style-name="T6">Exercise.</text:span> Review … try this:</text:p>
      <table:table table:name="Table19" table:style-name="Table19">
        <table:table-column table:style-name="Table19.A"/>
        <table:table-row>
          <table:table-cell table:style-name="Table19.A1" office:value-type="string">
            <text:p text:style-name="P32">std::cout &lt;&lt; abs(5) &lt;&lt; std::endl;</text:p>
            <text:p text:style-name="P32">std::cout &lt;&lt; abs(-5) &lt;&lt; std::endl;</text:p>
            <text:p text:style-name="P32">std::cout &lt;&lt; fabs(12.34) &lt;&lt; std::endl;</text:p>
            <text:p text:style-name="P32">std::cout &lt;&lt; fabs(-12.34) &lt;&lt; std::endl;</text:p>
          </table:table-cell>
        </table:table-row>
      </table:table>
      <text:p text:style-name="P20"/>
      <text:p text:style-name="P22"/>
      <text:p text:style-name="P20">The pseudocode looks something like this:</text:p>
      <table:table table:name="Table12" table:style-name="Table12">
        <table:table-column table:style-name="Table12.A"/>
        <table:table-row>
          <table:table-cell table:style-name="Table12.A1" office:value-type="string">
            <text:p text:style-name="P41">error = 0.00001</text:p>
            <text:p text:style-name="P41">approx0 = <text:s/>[some value]</text:p>
            <text:p text:style-name="P41">approx1 = [another value]</text:p>
            <text:p text:style-name="P41">while ( |approx0 – approx1| &gt;= error):</text:p>
            <text:p text:style-name="P41"><text:s text:c="4"/>approx1 = approx0</text:p>
            <text:p text:style-name="P41"><text:s text:c="4"/>compute approx1</text:p>
          </table:table-cell>
        </table:table-row>
      </table:table>
      <text:p text:style-name="P20"/>
      <text:p text:style-name="P20">This is correct but we can simplify the code. Look at the previous simulation:</text:p>
      <text:p text:style-name="P20"/>
      <text:p text:style-name="P6"><text:tab/>1.1<text:tab/>1.123<text:tab/>1.1345<text:tab/>1.1355<text:tab/><text:span text:style-name="T6">1.1356</text:span><text:tab/>1.1357</text:p>
      <text:p text:style-name="P18"><text:tab/>a0<text:tab/>a1</text:p>
      <text:p text:style-name="P18"/>
      <text:p text:style-name="P6"><text:tab/>1.1<text:tab/>1.123<text:tab/>1.1345<text:tab/>1.1355<text:tab/><text:span text:style-name="T6">1.1356</text:span><text:tab/>1.1357</text:p>
      <text:p text:style-name="P18"><text:tab/><text:tab/>a0<text:tab/>a1</text:p>
      <text:p text:style-name="P18"/>
      <text:p text:style-name="P6"><text:tab/>1.1<text:tab/>1.123<text:tab/>1.1345<text:tab/>1.1355<text:tab/><text:span text:style-name="T6">1.1356</text:span><text:tab/>1.1357</text:p>
      <text:p text:style-name="P18"><text:tab/><text:tab/><text:tab/>a0<text:tab/>a1</text:p>
      <text:p text:style-name="P18"/>
      <text:p text:style-name="P6"><text:tab/>1.1<text:tab/>1.123<text:tab/>1.1345<text:tab/>1.1355<text:tab/><text:span text:style-name="T6">1.1356</text:span><text:tab/>1.1357</text:p>
      <text:p text:style-name="P18"><text:tab/><text:tab/><text:tab/><text:tab/>a0<text:tab/>a1</text:p>
      <text:p text:style-name="P20"/>
      <text:p text:style-name="P20">It requires initializing a0 and a1 with the first two approximations. But I can initialize a0 with a dummy value say 0:</text:p>
      <text:p text:style-name="P20"/>
      <text:p text:style-name="P6"><text:tab/>0.0<text:tab/>1.1<text:tab/>1.123<text:tab/>1.1345<text:tab/>1.1355<text:tab/><text:span text:style-name="T6">1.1356</text:span><text:tab/>1.1357</text:p>
      <text:p text:style-name="P18"><text:tab/>a0<text:tab/>a1</text:p>
      <text:p text:style-name="P18"/>
      <text:p text:style-name="P6"><text:tab/>0.0<text:tab/>1.1<text:tab/>1.123<text:tab/>1.1345<text:tab/>1.1355<text:tab/><text:span text:style-name="T6">1.1356</text:span><text:tab/>1.1357</text:p>
      <text:p text:style-name="P18"><text:tab/><text:tab/>a0<text:tab/>a1</text:p>
      <text:p text:style-name="P18"/>
      <text:p text:style-name="P6"><text:tab/>0.0<text:tab/>1.1<text:tab/>1.123<text:tab/>1.1345<text:tab/>1.1355<text:tab/><text:span text:style-name="T6">1.1356</text:span><text:tab/>1.1357</text:p>
      <text:p text:style-name="P18"><text:tab/><text:tab/><text:tab/>a0<text:tab/>a1</text:p>
      <text:p text:style-name="P18"/>
      <text:p text:style-name="P6"><text:soft-page-break/><text:tab/>0.0<text:tab/>1.1<text:tab/>1.123<text:tab/>1.1345<text:tab/>1.1355<text:tab/><text:span text:style-name="T6">1.1356</text:span><text:tab/>1.1357</text:p>
      <text:p text:style-name="P18"><text:tab/><text:tab/><text:tab/><text:tab/>a0<text:tab/>a1</text:p>
      <text:p text:style-name="P20"/>
      <text:p text:style-name="P6"><text:tab/>0.0<text:tab/>1.1<text:tab/>1.123<text:tab/>1.1345<text:tab/>1.1355<text:tab/><text:span text:style-name="T6">1.1356</text:span><text:tab/>1.1357</text:p>
      <text:p text:style-name="P18"><text:tab/><text:tab/><text:tab/><text:tab/><text:tab/>a0<text:tab/>a1</text:p>
      <text:p text:style-name="P20"/>
      <text:p text:style-name="P20">As long as a1 is far enough from a0, I'm guaranteed that the approximation will be the same as the previous code. </text:p>
      <text:p text:style-name="P20"/>
      <text:p text:style-name="P20">For the above problem we have the following code:</text:p>
      <table:table table:name="Table1" table:style-name="Table1">
        <table:table-column table:style-name="Table1.A"/>
        <table:table-row>
          <table:table-cell table:style-name="Table1.A1" office:value-type="string">
            <text:p text:style-name="P12">double error = 0.00001;</text:p>
            <text:p text:style-name="P11">double approx0 = 0.0;</text:p>
            <text:p text:style-name="P11">double approx1 = 1.0; // i.e. 1.0 / (1 * 1)</text:p>
            <text:p text:style-name="P11">int i = 1;</text:p>
            <text:p text:style-name="P11">while (abs(approx0 - approx1) &gt;= error)</text:p>
            <text:p text:style-name="P11">{</text:p>
            <text:p text:style-name="P11"><text:s text:c="4"/>approx0 = approx1;</text:p>
            <text:p text:style-name="P11"><text:s text:c="4"/>i++;</text:p>
            <text:p text:style-name="P11"><text:s text:c="4"/>approx1 += 1.0 / (i * i);</text:p>
            <text:p text:style-name="P11"><text:s text:c="4"/>std::cout &lt;&lt; approx1 &lt;&lt; std::endl;</text:p>
            <text:p text:style-name="P11">}</text:p>
          </table:table-cell>
        </table:table-row>
      </table:table>
      <text:p text:style-name="P20">Verify by hand that your program works. For instance, use a calculator to compute 1 + 1/4 + 1/9 and look for this number in your output.</text:p>
      <text:p text:style-name="P20"/>
      <text:p text:style-name="P20"/>
      <text:p text:style-name="P20">Here's a curious problem. Look at the following sequence of numbers:</text:p>
      <text:p text:style-name="P20"><draw:frame draw:style-name="fr1" draw:name="graphics5" text:anchor-type="paragraph" svg:width="1.7228in" svg:height="3.8689in" draw:z-index="24"><draw:image xlink:href="Pictures/20000007000011180000266272DF6A152180D46C.svm" xlink:type="simple" xlink:show="embed" xlink:actuate="onLoad"/></draw:frame></text:p>
      <text:p text:style-name="P20">etc. Write a program to compute an approximation of this number. </text:p>
      <text:p text:style-name="P20"/>
      <text:p text:style-name="P20"><text:soft-page-break/>Stop the loop when consecutive approximations differ by at most 0.0001.</text:p>
      <text:p text:style-name="P20"/>
      <text:p text:style-name="P20">Hint: What's the relationship between the last and the second last expressions above? If <text:span text:style-name="T2">x</text:span> is the second last, then the last is</text:p>
      <text:p text:style-name="P20"/>
      <text:p text:style-name="P24"><text:tab/><text:tab/><text:tab/><text:tab/> <text:s text:c="5"/>1</text:p>
      <text:p text:style-name="P24"><text:s text:c="24"/>1 + -----</text:p>
      <text:p text:style-name="P24"><text:s text:c="28"/>1 + x</text:p>
      <text:p text:style-name="P20">See it? </text:p>
      <text:p text:style-name="P20"/>
      <text:p text:style-name="P20">Here's the code:</text:p>
      <table:table table:name="Table14" table:style-name="Table14">
        <table:table-column table:style-name="Table14.A"/>
        <table:table-row>
          <table:table-cell table:style-name="Table14.A1" office:value-type="string">
            <text:p text:style-name="P32">double error = 0.00001;</text:p>
            <text:p text:style-name="P32">double x = 0;</text:p>
            <text:p text:style-name="P32">double nextx = 1;</text:p>
            <text:p text:style-name="P32">while (fabs(x – nextx) &gt;= error)</text:p>
            <text:p text:style-name="P32">{</text:p>
            <text:p text:style-name="P32"><text:s text:c="4"/>x = nextx;</text:p>
            <text:p text:style-name="P32"><text:s text:c="4"/>nextx = 1 + 1/(1 + x);<text:line-break/>}</text:p>
          </table:table-cell>
        </table:table-row>
      </table:table>
      <text:p text:style-name="P20"/>
      <text:p text:style-name="P20">For the math geeks: What number is it? Recognize it?</text:p>
      <text:p text:style-name="P20"/>
      <text:p text:style-name="P20"/>
      <text:p text:style-name="P22">Exercise. <text:span text:style-name="T7">Here's an ancient algorithm for computing square roots known to the Babylonians. Suppose S is given and you want to compute the square root of S. </text:span></text:p>
      <text:list xml:id="list7811755698593880719" text:style-name="L3">
        <text:list-item>
          <text:p text:style-name="P47"><text:span text:style-name="T24">Start with an arbitrary positive start value </text:span><text:span text:style-name="T25">x</text:span><text:span text:style-name="T22">0</text:span><text:span text:style-name="T24"> (the closer to the root, the better).</text:span></text:p>
        </text:list-item>
        <text:list-item>
          <text:p text:style-name="P48">Let <text:span text:style-name="T16">x</text:span><text:span text:style-name="T19">n</text:span><text:span text:style-name="T18">+1</text:span> be the average of <text:span text:style-name="T16">x</text:span><text:span text:style-name="T19">n</text:span> and <text:span text:style-name="T16">S</text:span>/<text:span text:style-name="T16">x</text:span><text:span text:style-name="T19">n </text:span>i.e. <text:s/></text:p>
          <text:p text:style-name="P49"><text:span text:style-name="T16">x</text:span><text:span text:style-name="T19">n</text:span><text:span text:style-name="T18">+1</text:span> = (1/2)(<text:span text:style-name="T16">x</text:span><text:span text:style-name="T19">n</text:span> + <text:span text:style-name="T16">S</text:span>/<text:span text:style-name="T16">x</text:span><text:span text:style-name="T19">n </text:span>)</text:p>
        </text:list-item>
        <text:list-item>
          <text:p text:style-name="P50">Repeat step <text:span text:style-name="T36">2</text:span>, until the desired accuracy is achieved. </text:p>
        </text:list-item>
      </text:list>
      <text:p text:style-name="P46">In other words, if you repeat the above algorithm, the sequence of values <text:s/><text:span text:style-name="T17">x</text:span><text:span text:style-name="T20">0 , </text:span><text:span text:style-name="T27">x</text:span><text:span text:style-name="T21">1, </text:span><text:span text:style-name="T27">x</text:span><text:span text:style-name="T21">2</text:span><text:span text:style-name="T26">,…, will get closer and closer to the actual square root of S.</text:span></text:p>
      <text:p text:style-name="P20">To understand how it works, try to run this algorithm with S = 1 and <text:s/><text:span text:style-name="T16">x</text:span><text:span text:style-name="T18">0</text:span> = 1 to compute approximations to the square root of 1. Next try it with <text:s/>S = 2 and <text:s/><text:span text:style-name="T16">x</text:span><text:span text:style-name="T18">0</text:span> =1 to compute the square root of 2.</text:p>
      <text:p text:style-name="P26"/>
      <text:p text:style-name="P20">Write a program that prompts the user for an integer value S and computes an approximation. To start off, your first approximation <text:span text:style-name="T9">x</text:span><text:span text:style-name="T23">0</text:span> should be computed as follows: <text:s/><text:span text:style-name="T9">x</text:span><text:span text:style-name="T23">0 </text:span>is the integer such that <text:s/></text:p>
      <text:p text:style-name="P19"><text:span text:style-name="T9">x</text:span><text:span text:style-name="T23">0</text:span><text:span text:style-name="T28">2</text:span><text:span text:style-name="T23"> <text:s/></text:span>&lt;= S &lt;= (<text:span text:style-name="T9">x</text:span><text:span text:style-name="T23">0</text:span>+1)<text:span text:style-name="T28">2</text:span></text:p>
      <text:p text:style-name="P20">(Use a <text:span text:style-name="T30">for</text:span>-loop.) You should stop when two consecutive approximation<text:span text:style-name="T36">s</text:span> agree up to 5 decimal places. [Obviously you should not use the <text:span text:style-name="T30">pow()</text:span> or <text:span text:style-name="T30">sqrt()</text:span> function for this problem!!!]</text:p>
      <text:p text:style-name="P22"/>
      <text:p text:style-name="P22"/>
      <text:p text:style-name="P22">Exercise. <text:span text:style-name="T7">Here's another curious one: Design an approximation to this:</text:span></text:p>
      <text:p text:style-name="P20"/>
      <text:p text:style-name="P20"><draw:frame draw:style-name="fr2" draw:name="graphics4" text:anchor-type="paragraph" svg:width="1.6437in" svg:height="1.772in" draw:z-index="21"><draw:image xlink:href="Pictures/2000000700001050000011952734137C967E276A.svm" xlink:type="simple" xlink:show="embed" xlink:actuate="onLoad"/></draw:frame><text:soft-page-break/></text:p>
      <text:p text:style-name="P20">if you go on forever.</text:p>
      <text:p text:style-name="P20"/>
      <text:p text:style-name="P20">[Hint: If x is</text:p>
      <text:p text:style-name="P20"/>
      <text:p text:style-name="P20"><draw:frame draw:style-name="fr2" draw:name="graphics1" text:anchor-type="paragraph" svg:width="0.9752in" svg:height="0.3252in" draw:z-index="22"><draw:image xlink:href="Pictures/20000007000009AC0000033A336371184F71CA60.svm" xlink:type="simple" xlink:show="embed" xlink:actuate="onLoad"/></draw:frame></text:p>
      <text:p text:style-name="P20"/>
      <text:p text:style-name="P20">what is </text:p>
      <text:p text:style-name="P20"><draw:frame draw:style-name="fr2" draw:name="graphics3" text:anchor-type="paragraph" svg:width="1.2508in" svg:height="0.3839in" draw:z-index="23"><draw:image xlink:href="Pictures/2000000700000C68000003D0CD34451144393396.svm" xlink:type="simple" xlink:show="embed" xlink:actuate="onLoad"/></draw:frame></text:p>
      <text:p text:style-name="P20">in terms of x?]</text:p>
      <text:p text:style-name="P20"/>
      <text:p text:style-name="P30">Queue</text:p>
      <text:p text:style-name="P23"/>
      <text:p text:style-name="P20">Look at our first example on approximations again. Once again we have two variables a0 and a1 and they scan over a bunch of values.</text:p>
      <text:p text:style-name="P20"/>
      <text:p text:style-name="P20"/>
      <text:p text:style-name="P20"><text:tab/>0.0<text:tab/>1.1<text:tab/>1.123<text:tab/>1.1345<text:tab/>1.1355<text:tab/><text:span text:style-name="T6">1.1356</text:span><text:tab/>1.1357</text:p>
      <text:p text:style-name="P18"><text:tab/>a0<text:tab/>a1</text:p>
      <text:p text:style-name="P18"/>
      <text:p text:style-name="P6"><text:tab/>0.0<text:tab/>1.1<text:tab/>1.123<text:tab/>1.1345<text:tab/>1.1355<text:tab/><text:span text:style-name="T6">1.1356</text:span><text:tab/>1.1357</text:p>
      <text:p text:style-name="P18"><text:tab/><text:tab/>a0<text:tab/>a1</text:p>
      <text:p text:style-name="P18"/>
      <text:p text:style-name="P6"><text:tab/>0.0<text:tab/>1.1<text:tab/>1.123<text:tab/>1.1345<text:tab/>1.1355<text:tab/><text:span text:style-name="T6">1.1356</text:span><text:tab/>1.1357</text:p>
      <text:p text:style-name="P18"><text:tab/><text:tab/><text:tab/>a0<text:tab/>a1</text:p>
      <text:p text:style-name="P18"/>
      <text:p text:style-name="P6"><text:tab/>0.0<text:tab/>1.1<text:tab/>1.123<text:tab/>1.1345<text:tab/>1.1355<text:tab/><text:span text:style-name="T6">1.1356</text:span><text:tab/>1.1357</text:p>
      <text:p text:style-name="P18"><text:tab/><text:tab/><text:tab/><text:tab/>a0<text:tab/>a1</text:p>
      <text:p text:style-name="P20"/>
      <text:p text:style-name="P6"><text:tab/>0.0<text:tab/>1.1<text:tab/>1.123<text:tab/>1.1345<text:tab/>1.1355<text:tab/><text:span text:style-name="T6">1.1356</text:span><text:tab/>1.1357</text:p>
      <text:p text:style-name="P18"><text:tab/><text:tab/><text:tab/><text:tab/><text:tab/>a0<text:tab/>a1</text:p>
      <text:p text:style-name="P20"/>
      <text:p text:style-name="P20">You can also think about it this way: Think of a data structure (i.e. something that contains data and comes with operations):</text:p>
      <text:p text:style-name="P20"/>
      <text:p text:style-name="P20"><draw:rect text:anchor-type="paragraph" draw:z-index="0" draw:style-name="gr1" draw:text-style-name="P53" svg:width="0.8961in" svg:height="0.3232in" svg:x="0.9744in" svg:y="0.0146in"><text:p/></draw:rect><draw:rect text:anchor-type="paragraph" draw:z-index="1" draw:style-name="gr1" draw:text-style-name="P53" svg:width="0.8961in" svg:height="0.3232in" svg:x="1.8701in" svg:y="0.011in"><text:p/></draw:rect></text:p>
      <text:p text:style-name="P20"/>
      <text:p text:style-name="P20"/>
      <text:p text:style-name="P20">and data goes in at one end and comes out from the other end.</text:p>
      <text:p text:style-name="P20"/>
      <text:p text:style-name="P20"><draw:rect text:anchor-type="paragraph" draw:z-index="2" draw:style-name="gr2" draw:text-style-name="P55" svg:width="0.8961in" svg:height="0.3232in" svg:x="0.9744in" svg:y="0.0146in"><text:p text:style-name="P54"><text:span text:style-name="T38">0.0</text:span></text:p></draw:rect><draw:rect text:anchor-type="paragraph" draw:z-index="3" draw:style-name="gr2" draw:text-style-name="P55" svg:width="0.8961in" svg:height="0.3232in" svg:x="1.8701in" svg:y="0.011in"><text:p text:style-name="P54"><text:span text:style-name="T38">1.1</text:span></text:p></draw:rect><draw:frame text:anchor-type="paragraph" draw:z-index="4" draw:style-name="gr3" draw:text-style-name="P56" svg:width="1.4067in" svg:height="0.1878in" svg:x="3.0992in" svg:y="0.098in"><draw:text-box><text:p><text:span text:style-name="T38">1.123</text:span></text:p></draw:text-box></draw:frame><draw:line text:anchor-type="paragraph" draw:z-index="19" draw:style-name="gr5" draw:text-style-name="P54" svg:x1="4.0366in" svg:y1="0.0075in" svg:x2="4.0366in" svg:y2="1.5803in"><text:p/></draw:line></text:p>
      <text:p text:style-name="P20"><draw:line text:anchor-type="paragraph" draw:z-index="5" draw:style-name="gr4" draw:text-style-name="P54" svg:x1="3.037in" svg:y1="0.011in" svg:x2="2.7661in" svg:y2="0.011in"><text:p/></draw:line><draw:line text:anchor-type="paragraph" draw:z-index="6" draw:style-name="gr4" draw:text-style-name="P54" svg:x1="0.9744in" svg:y1="0.0075in" svg:x2="0.7035in" svg:y2="0.0075in"><text:p/></draw:line></text:p>
      <text:p text:style-name="P20"/>
      <text:p text:style-name="P20"/>
      <text:p text:style-name="P20"><draw:rect text:anchor-type="paragraph" draw:z-index="7" draw:style-name="gr2" draw:text-style-name="P55" svg:width="0.8961in" svg:height="0.3232in" svg:x="0.9744in" svg:y="0.0146in"><text:p text:style-name="P54"><text:span text:style-name="T38">1.1</text:span></text:p></draw:rect><draw:rect text:anchor-type="paragraph" draw:z-index="8" draw:style-name="gr2" draw:text-style-name="P55" svg:width="0.8961in" svg:height="0.3232in" svg:x="1.8701in" svg:y="0.011in"><text:p text:style-name="P54"><text:span text:style-name="T38">1.123</text:span></text:p></draw:rect><draw:frame text:anchor-type="paragraph" draw:z-index="9" draw:style-name="gr3" draw:text-style-name="P56" svg:width="0.6461in" svg:height="0.1878in" svg:x="3.0992in" svg:y="0.098in"><draw:text-box><text:p><text:span text:style-name="T38">1.1345</text:span></text:p></draw:text-box></draw:frame><draw:frame text:anchor-type="paragraph" draw:z-index="12" draw:style-name="gr3" draw:text-style-name="P56" svg:width="0.4795in" svg:height="0.1878in" svg:x="0.2244in" svg:y="0.0909in"><draw:text-box><text:p><text:span text:style-name="T38">0.0</text:span></text:p></draw:text-box></draw:frame><draw:frame text:anchor-type="paragraph" draw:z-index="20" draw:style-name="gr6" draw:text-style-name="P56" svg:width="0.7815in" svg:height="0.2189in" svg:x="4.1201in" svg:y="0.0146in"><draw:text-box><text:p><text:span text:style-name="T38">time</text:span></text:p></draw:text-box></draw:frame></text:p>
      <text:p text:style-name="P20"><draw:line text:anchor-type="paragraph" draw:z-index="10" draw:style-name="gr4" draw:text-style-name="P54" svg:x1="3.037in" svg:y1="0.011in" svg:x2="2.7661in" svg:y2="0.011in"><text:p/></draw:line><draw:line text:anchor-type="paragraph" draw:z-index="11" draw:style-name="gr4" draw:text-style-name="P54" svg:x1="0.9744in" svg:y1="0.0075in" svg:x2="0.7035in" svg:y2="0.0075in"><text:p/></draw:line></text:p>
      <text:p text:style-name="P20"/>
      <text:p text:style-name="P20"/>
      <text:p text:style-name="P20"><draw:rect text:anchor-type="paragraph" draw:z-index="13" draw:style-name="gr2" draw:text-style-name="P55" svg:width="0.8961in" svg:height="0.3232in" svg:x="0.9744in" svg:y="0.0146in"><text:p text:style-name="P54"><text:span text:style-name="T38">1.123</text:span></text:p></draw:rect><draw:rect text:anchor-type="paragraph" draw:z-index="14" draw:style-name="gr2" draw:text-style-name="P55" svg:width="0.8961in" svg:height="0.3232in" svg:x="1.8701in" svg:y="0.011in"><text:p text:style-name="P54"><text:span text:style-name="T38">1.1345</text:span></text:p></draw:rect><draw:frame text:anchor-type="paragraph" draw:z-index="15" draw:style-name="gr3" draw:text-style-name="P56" svg:width="0.6461in" svg:height="0.1878in" svg:x="3.0992in" svg:y="0.098in"><draw:text-box><text:p><text:span text:style-name="T38">1.1355</text:span></text:p></draw:text-box></draw:frame><draw:frame text:anchor-type="paragraph" draw:z-index="18" draw:style-name="gr3" draw:text-style-name="P56" svg:width="0.4795in" svg:height="0.1878in" svg:x="0.2244in" svg:y="0.0909in"><draw:text-box><text:p><text:span text:style-name="T38">1.1</text:span></text:p></draw:text-box></draw:frame></text:p>
      <text:p text:style-name="P20"><draw:line text:anchor-type="paragraph" draw:z-index="16" draw:style-name="gr4" draw:text-style-name="P54" svg:x1="3.037in" svg:y1="0.011in" svg:x2="2.7661in" svg:y2="0.011in"><text:p/></draw:line><draw:line text:anchor-type="paragraph" draw:z-index="17" draw:style-name="gr4" draw:text-style-name="P54" svg:x1="0.9744in" svg:y1="0.0075in" svg:x2="0.7035in" svg:y2="0.0075in"><text:p/></draw:line></text:p>
      <text:p text:style-name="P20"/>
      <text:p text:style-name="P20"/>
      <text:p text:style-name="P20">The structure you see, as a blackbox, can keep two values. There are also operations on this structure: You can take things out of the structure and you can put things into this structure. The important thing is that the thing you take out is also the thing that has been in there the longest. Such a structure is called a <text:span text:style-name="T3">first-in-first-out (FIFO)</text:span> data structure, also known as a <text:span text:style-name="T3">queue</text:span>.</text:p>
      <text:p text:style-name="P20"/>
      <text:p text:style-name="P30">Exercises</text:p>
      <text:p text:style-name="P20"/>
      <text:p text:style-name="P20">Q1. Recall <text:span text:style-name="T36">that </text:span>we already have a way of determining when a positive integer is prime. Write a program that prints the following</text:p>
      <text:p text:style-name="P20"/>
      <text:p text:style-name="P20"><text:tab/>n<text:tab/>primes from <text:s/>2 to n<text:tab/>(primes from 2 to n) / n</text:p>
      <text:p text:style-name="P20"/>
      <text:p text:style-name="P20">where n run<text:span text:style-name="T36">s</text:span> from 1 to 100. This prints the so-called density of primes. If you make a plot of n and (primes from 2 to n) / n, you will see an interesting pattern.</text:p>
      <text:p text:style-name="P20"/>
      <text:p text:style-name="P20">Q2. Modify the previous program so that you only print n when n is 100, 200, 300, etc. Let n run up to 1000000.</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Courier New2" svg:font-family="'Courier New'"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1c6fc6"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c90a7"/>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text:tab/> <text:s text:c="17"/><text:tab/>14. Loops</text:p>
      </style:header>
      <style:footer>
        <text:p text:style-name="MP2"><text:page-number text:select-page="current">26</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meta:initial-creator>Yihsiang Liow</meta:initial-creator>
    <meta:creation-date>2005-12-14T10:14:39</meta:creation-date>
    <dc:date>2017-01-06T12:03:00.140000000</dc:date>
    <meta:printed-by>Yihsiang Liow</meta:printed-by>
    <meta:print-date>2006-01-08T16:54:25</meta:print-date>
    <meta:editing-cycles>594</meta:editing-cycles>
    <meta:editing-duration>P6DT8H15M20S</meta:editing-duration>
    <meta:document-statistic meta:table-count="23" meta:image-count="4" meta:object-count="0" meta:page-count="27" meta:paragraph-count="585" meta:word-count="5534" meta:character-count="29024" meta:non-whitespace-character-count="22523"/>
    <meta:user-defined meta:name="Info 1"/>
    <meta:user-defined meta:name="Info 2"/>
    <meta:user-defined meta:name="Info 3"/>
    <meta:user-defined meta:name="Info 4"/>
  </office:meta>
</office:document-meta>
</file>